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stroke-linejoin="miter" svg:stroke-linecap="round" draw:fill="none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9cm" svg:stroke-color="#000000" draw:stroke-linejoin="miter" svg:stroke-linecap="square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09cm" svg:stroke-color="#000000" draw:stroke-linejoin="miter" svg:stroke-linecap="square" draw:fill="solid" draw:fill-color="#000000" fo:padding-top="0.004cm" fo:padding-bottom="0.004cm" fo:padding-left="0.004cm" fo:padding-right="0.00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0.80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52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88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6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74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26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28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44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40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3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43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54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13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2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33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8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48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09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2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10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97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47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45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8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7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5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48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50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41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52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0.6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66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5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33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6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9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41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357cm" fo:padding-top="0cm" fo:padding-bottom="0cm" fo:padding-left="0cm" fo:padding-right="0cm"/>
    </style:style>
    <style:style style:name="gr42" style:family="graphic" style:parent-style-name="standard">
      <style:graphic-properties draw:stroke="solid" svg:stroke-width="0.019cm" svg:stroke-color="#000000" draw:stroke-linejoin="miter" svg:stroke-linecap="round" draw:fill="solid" draw:fill-color="#000000" fo:padding-top="0.009cm" fo:padding-bottom="0.009cm" fo:padding-left="0.009cm" fo:padding-right="0.009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0.71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40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256cm" fo:padding-top="0cm" fo:padding-bottom="0cm" fo:padding-left="0cm" fo:padding-right="0cm"/>
    </style:style>
    <style:style style:name="gr46" style:family="graphic" style:parent-style-name="standard">
      <style:graphic-properties draw:stroke="solid" svg:stroke-width="0.019cm" svg:stroke-color="#000000" draw:stroke-linejoin="round" svg:stroke-linecap="square" draw:fill="none" fo:padding-top="0.009cm" fo:padding-bottom="0.009cm" fo:padding-left="0.009cm" fo:padding-right="0.009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307cm" fo:padding-top="0cm" fo:padding-bottom="0cm" fo:padding-left="0cm" fo:padding-right="0cm"/>
    </style:style>
    <style:style style:name="gr48" style:family="graphic" style:parent-style-name="standard">
      <style:graphic-properties draw:stroke="solid" svg:stroke-width="0.019cm" svg:stroke-color="#000000" draw:marker-start="" draw:marker-end="" draw:stroke-linejoin="miter" svg:stroke-linecap="square" draw:fill="none" fo:padding-top="0.009cm" fo:padding-bottom="0.009cm" fo:padding-left="0.009cm" fo:padding-right="0.009cm"/>
    </style:style>
    <style:style style:name="gr49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fo:text-align="start" style:writing-mode="lr-tb"/>
      <style:text-properties fo:font-size="8.5pt" style:font-size-asian="8.5pt" style:font-size-complex="8.5pt"/>
    </style:style>
    <style:style style:name="P6" style:family="paragraph">
      <loext:graphic-properties draw:fill="none"/>
      <style:paragraph-properties fo:text-align="start" style:writing-mode="lr-tb"/>
      <style:text-properties fo:font-size="6.19999980926514pt" style:font-size-asian="6.19999980926514pt" style:font-size-complex="6.19999980926514pt"/>
    </style:style>
    <style:style style:name="P7" style:family="paragraph">
      <loext:graphic-properties draw:fill="none"/>
      <style:paragraph-properties fo:text-align="start" style:writing-mode="lr-tb"/>
      <style:text-properties fo:font-size="7.30000019073486pt" style:font-size-asian="7.30000019073486pt" style:font-size-complex="7.30000019073486pt"/>
    </style:style>
    <style:style style:name="P8" style:family="paragraph">
      <loext:graphic-properties draw:fill="none"/>
      <style:paragraph-properties fo:text-align="start" style:writing-mode="lr-tb"/>
      <style:text-properties fo:font-size="5.09999990463257pt" style:font-size-asian="5.09999990463257pt" style:font-size-complex="5.09999990463257pt"/>
    </style:style>
    <style:style style:name="P9" style:family="paragraph">
      <loext:graphic-properties draw:fill="none" draw:fill-color="#ffffff"/>
      <style:text-properties fo:font-size="11pt" style:font-size-asian="24pt" style:font-size-complex="2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.5pt" style:font-size-asian="8.5pt" style:font-size-complex="8.5pt"/>
    </style:style>
    <style:style style:name="T3" style:family="text">
      <style:text-properties fo:font-size="6.19999980926514pt" style:font-size-asian="6.19999980926514pt" style:font-size-complex="6.19999980926514pt"/>
    </style:style>
    <style:style style:name="T4" style:family="text">
      <style:text-properties fo:font-size="7.30000019073486pt" style:font-size-asian="7.30000019073486pt" style:font-size-complex="7.30000019073486pt"/>
    </style:style>
    <style:style style:name="T5" style:family="text">
      <style:text-properties fo:font-size="5.09999990463257pt" style:font-size-asian="5.09999990463257pt" style:font-size-complex="5.09999990463257pt"/>
    </style:style>
    <style:style style:name="T6" style:family="text">
      <style:text-properties fo:font-size="11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0cm" svg:height="0cm" svg:x="8.043cm" svg:y="4.671cm" svg:viewBox="0 0 0 0" draw:points="0,0">
          <text:p/>
        </draw:polyline>
        <draw:polyline draw:style-name="gr1" draw:text-style-name="P1" draw:layer="layout" svg:width="0cm" svg:height="0cm" svg:x="8.043cm" svg:y="4.671cm" svg:viewBox="0 0 0 0" draw:points="0,0">
          <text:p/>
        </draw:polyline>
        <draw:polyline draw:style-name="gr1" draw:text-style-name="P1" draw:layer="layout" svg:width="0cm" svg:height="0cm" svg:x="8.043cm" svg:y="4.671cm" svg:viewBox="0 0 0 0" draw:points="0,0">
          <text:p/>
        </draw:polyline>
        <draw:polyline draw:style-name="gr1" draw:text-style-name="P1" draw:layer="layout" svg:width="0cm" svg:height="0cm" svg:x="8.043cm" svg:y="4.671cm" svg:viewBox="0 0 0 0" draw:points="0,0">
          <text:p/>
        </draw:polyline>
        <draw:polyline draw:style-name="gr1" draw:text-style-name="P1" draw:layer="layout" svg:width="0cm" svg:height="0cm" svg:x="8.043cm" svg:y="4.671cm" svg:viewBox="0 0 0 0" draw:points="0,0">
          <text:p/>
        </draw:polyline>
        <draw:polyline draw:style-name="gr1" draw:text-style-name="P1" draw:layer="layout" svg:width="0cm" svg:height="0cm" svg:x="8.006cm" svg:y="4.641cm" svg:viewBox="0 0 0 0" draw:points="0,0">
          <text:p/>
        </draw:polyline>
        <draw:polyline draw:style-name="gr1" draw:text-style-name="P1" draw:layer="layout" svg:width="0cm" svg:height="0cm" svg:x="8.006cm" svg:y="4.641cm" svg:viewBox="0 0 0 0" draw:points="0,0">
          <text:p/>
        </draw:polyline>
        <draw:polyline draw:style-name="gr1" draw:text-style-name="P1" draw:layer="layout" svg:width="0cm" svg:height="0cm" svg:x="8.059cm" svg:y="4.676cm" svg:viewBox="0 0 0 0" draw:points="0,0">
          <text:p/>
        </draw:polyline>
        <draw:polyline draw:style-name="gr1" draw:text-style-name="P1" draw:layer="layout" svg:width="0cm" svg:height="0cm" svg:x="11.953cm" svg:y="4.705cm" svg:viewBox="0 0 0 0" draw:points="0,0">
          <text:p/>
        </draw:polyline>
        <draw:polyline draw:style-name="gr1" draw:text-style-name="P1" draw:layer="layout" svg:width="0cm" svg:height="0cm" svg:x="12.038cm" svg:y="4.637cm" svg:viewBox="0 0 0 0" draw:points="0,0">
          <text:p/>
        </draw:polyline>
        <draw:polyline draw:style-name="gr1" draw:text-style-name="P1" draw:layer="layout" svg:width="0cm" svg:height="0cm" svg:x="12.038cm" svg:y="4.637cm" svg:viewBox="0 0 0 0" draw:points="0,0">
          <text:p/>
        </draw:polyline>
        <draw:polyline draw:style-name="gr1" draw:text-style-name="P1" draw:layer="layout" svg:width="0cm" svg:height="0cm" svg:x="12.054cm" svg:y="4.851cm" svg:viewBox="0 0 0 0" draw:points="0,0">
          <text:p/>
        </draw:polyline>
        <draw:polyline draw:style-name="gr1" draw:text-style-name="P1" draw:layer="layout" svg:width="0cm" svg:height="0cm" svg:x="12.054cm" svg:y="4.851cm" svg:viewBox="0 0 0 0" draw:points="0,0">
          <text:p/>
        </draw:polyline>
        <draw:polyline draw:style-name="gr1" draw:text-style-name="P1" draw:layer="layout" svg:width="0cm" svg:height="0cm" svg:x="12.054cm" svg:y="4.851cm" svg:viewBox="0 0 0 0" draw:points="0,0">
          <text:p/>
        </draw:polyline>
        <draw:polyline draw:style-name="gr1" draw:text-style-name="P1" draw:layer="layout" svg:width="0cm" svg:height="0cm" svg:x="12.054cm" svg:y="4.851cm" svg:viewBox="0 0 0 0" draw:points="0,0">
          <text:p/>
        </draw:polyline>
        <draw:polyline draw:style-name="gr1" draw:text-style-name="P1" draw:layer="layout" svg:width="0cm" svg:height="0cm" svg:x="12.054cm" svg:y="4.851cm" svg:viewBox="0 0 0 0" draw:points="0,0">
          <text:p/>
        </draw:polyline>
        <draw:polyline draw:style-name="gr1" draw:text-style-name="P1" draw:layer="layout" svg:width="0cm" svg:height="0cm" svg:x="12.054cm" svg:y="4.851cm" svg:viewBox="0 0 0 0" draw:points="0,0">
          <text:p/>
        </draw:polyline>
        <draw:polyline draw:style-name="gr1" draw:text-style-name="P1" draw:layer="layout" svg:width="0cm" svg:height="0cm" svg:x="4.919cm" svg:y="20.967cm" svg:viewBox="0 0 0 0" draw:points="0,0">
          <text:p/>
        </draw:polyline>
        <draw:polyline draw:style-name="gr1" draw:text-style-name="P1" draw:layer="layout" svg:width="0cm" svg:height="0cm" svg:x="4.833cm" svg:y="19.471cm" svg:viewBox="0 0 0 0" draw:points="0,0">
          <text:p/>
        </draw:polyline>
        <draw:polyline draw:style-name="gr1" draw:text-style-name="P1" draw:layer="layout" svg:width="0cm" svg:height="0cm" svg:x="4.833cm" svg:y="19.471cm" svg:viewBox="0 0 0 0" draw:points="0,0">
          <text:p/>
        </draw:polyline>
        <draw:polyline draw:style-name="gr1" draw:text-style-name="P1" draw:layer="layout" svg:width="0cm" svg:height="0cm" svg:x="4.833cm" svg:y="19.471cm" svg:viewBox="0 0 0 0" draw:points="0,0">
          <text:p/>
        </draw:polyline>
        <draw:polyline draw:style-name="gr1" draw:text-style-name="P1" draw:layer="layout" svg:width="0cm" svg:height="0cm" svg:x="4.833cm" svg:y="19.471cm" svg:viewBox="0 0 0 0" draw:points="0,0">
          <text:p/>
        </draw:polyline>
        <draw:polyline draw:style-name="gr2" draw:text-style-name="P1" draw:layer="layout" svg:width="0cm" svg:height="0cm" svg:x="8.059cm" svg:y="7.803cm" svg:viewBox="0 0 0 0" draw:points="0,0">
          <text:p/>
        </draw:polyline>
        <draw:polyline draw:style-name="gr2" draw:text-style-name="P1" draw:layer="layout" svg:width="0cm" svg:height="0cm" svg:x="9.345cm" svg:y="9.073cm" svg:viewBox="0 0 0 0" draw:points="0,0">
          <text:p/>
        </draw:polyline>
        <draw:polyline draw:style-name="gr2" draw:text-style-name="P1" draw:layer="layout" svg:width="0cm" svg:height="0cm" svg:x="8.01cm" svg:y="12.564cm" svg:viewBox="0 0 0 0" draw:points="0,0">
          <text:p/>
        </draw:polyline>
        <draw:polyline draw:style-name="gr2" draw:text-style-name="P1" draw:layer="layout" svg:width="0cm" svg:height="0cm" svg:x="8.963cm" svg:y="13.517cm" svg:viewBox="0 0 0 0" draw:points="0,0">
          <text:p/>
        </draw:polyline>
        <draw:polyline draw:style-name="gr2" draw:text-style-name="P1" draw:layer="layout" svg:width="0cm" svg:height="0cm" svg:x="8.963cm" svg:y="13.834cm" svg:viewBox="0 0 0 0" draw:points="0,0">
          <text:p/>
        </draw:polyline>
        <draw:polyline draw:style-name="gr2" draw:text-style-name="P1" draw:layer="layout" svg:width="0cm" svg:height="0cm" svg:x="7.756cm" svg:y="14.469cm" svg:viewBox="0 0 0 0" draw:points="0,0">
          <text:p/>
        </draw:polyline>
        <draw:polyline draw:style-name="gr2" draw:text-style-name="P1" draw:layer="layout" svg:width="0cm" svg:height="0cm" svg:x="7.756cm" svg:y="14.787cm" svg:viewBox="0 0 0 0" draw:points="0,0">
          <text:p/>
        </draw:polyline>
        <draw:polyline draw:style-name="gr2" draw:text-style-name="P1" draw:layer="layout" svg:width="0cm" svg:height="0cm" svg:x="8.223cm" svg:y="16.374cm" svg:viewBox="0 0 0 0" draw:points="0,0">
          <text:p/>
        </draw:polyline>
        <draw:g>
          <draw:polygon draw:style-name="gr3" draw:text-style-name="P2" draw:layer="layout" svg:width="1.419cm" svg:height="2.262cm" svg:x="4.308cm" svg:y="0.201cm" svg:viewBox="0 0 1420 2263" draw:points="0,1137 0,1127 1420,0 1420,2263">
            <text:p/>
          </draw:polygon>
          <draw:line draw:style-name="gr2" draw:text-style-name="P1" draw:layer="layout" svg:x1="2.71cm" svg:y1="1.332cm" svg:x2="4.298cm" svg:y2="1.332cm">
            <text:p/>
          </draw:line>
          <draw:frame draw:style-name="gr4" draw:text-style-name="P4" draw:layer="layout" svg:width="0.802cm" svg:height="0.383cm" svg:x="5.738cm" svg:y="1.109cm">
            <draw:text-box>
              <text:p text:style-name="P3"><text:span text:style-name="T1"><text:s/></text:span><text:span text:style-name="T1">3jab</text:span></text:p>
            </draw:text-box>
          </draw:frame>
          <draw:polygon draw:style-name="gr3" draw:text-style-name="P2" draw:layer="layout" svg:width="1.082cm" svg:height="0.159cm" svg:x="3.221cm" svg:y="2.572cm" svg:viewBox="0 0 1083 160" draw:points="0,85 0,75 1083,0 1083,160">
            <text:p/>
          </draw:polygon>
          <draw:line draw:style-name="gr2" draw:text-style-name="P1" draw:layer="layout" svg:x1="2.71cm" svg:y1="2.651cm" svg:x2="3.211cm" svg:y2="2.651cm">
            <text:p/>
          </draw:line>
          <draw:line draw:style-name="gr2" draw:text-style-name="P1" draw:layer="layout" svg:x1="2.7cm" svg:y1="1.332cm" svg:x2="2.7cm" svg:y2="1.982cm">
            <text:p/>
          </draw:line>
          <draw:line draw:style-name="gr2" draw:text-style-name="P1" draw:layer="layout" svg:x1="2.7cm" svg:y1="2.002cm" svg:x2="2.7cm" svg:y2="2.651cm">
            <text:p/>
          </draw:line>
          <draw:polyline draw:style-name="gr2" draw:text-style-name="P1" draw:layer="layout" svg:width="0.08cm" svg:height="0.476cm" svg:x="2.62cm" svg:y="1.992cm" svg:viewBox="0 0 81 477" draw:points="0,477 0,0 81,0">
            <text:p/>
          </draw:polyline>
          <draw:polyline draw:style-name="gr2" draw:text-style-name="P1" draw:layer="layout" svg:width="0.109cm" svg:height="0.258cm" svg:x="5.231cm" svg:y="2.84cm" svg:viewBox="0 0 110 259" draw:points="0,0 110,0 110,259 0,259">
            <text:p/>
          </draw:polyline>
          <draw:frame draw:style-name="gr5" draw:text-style-name="P5" draw:layer="layout" svg:width="0.527cm" svg:height="0.366cm" svg:x="4.313cm" svg:y="2.444cm">
            <draw:text-box>
              <text:p text:style-name="P3"><text:span text:style-name="T2"><text:s/></text:span><text:span text:style-name="T2">3ci</text:span></text:p>
            </draw:text-box>
          </draw:frame>
          <draw:frame draw:style-name="gr6" draw:text-style-name="P6" draw:layer="layout" svg:width="2.881cm" svg:height="0.268cm" svg:x="5.405cm" svg:y="2.816cm">
            <draw:text-box>
              <text:p text:style-name="P3"><text:span text:style-name="T3">TR19. <text:s/>3h.FRA.hum.CG.2007</text:span></text:p>
            </draw:text-box>
          </draw:frame>
          <draw:line draw:style-name="gr2" draw:text-style-name="P1" draw:layer="layout" svg:x1="2.63cm" svg:y1="2.969cm" svg:x2="3.722cm" svg:y2="2.969cm">
            <text:p/>
          </draw:line>
          <draw:line draw:style-name="gr2" draw:text-style-name="P1" draw:layer="layout" svg:x1="2.62cm" svg:y1="2.488cm" svg:x2="2.62cm" svg:y2="2.969cm">
            <text:p/>
          </draw:line>
          <draw:polyline draw:style-name="gr2" draw:text-style-name="P1" draw:layer="layout" svg:width="0.789cm" svg:height="0.382cm" svg:x="1.831cm" svg:y="2.478cm" svg:viewBox="0 0 790 383" draw:points="0,383 0,0 790,0">
            <text:p/>
          </draw:polyline>
          <draw:polyline draw:style-name="gr2" draw:text-style-name="P1" draw:layer="layout" svg:width="0.11cm" svg:height="0.258cm" svg:x="4.238cm" svg:y="3.137cm" svg:viewBox="0 0 111 259" draw:points="0,0 111,0 111,259 0,259">
            <text:p/>
          </draw:polyline>
          <draw:frame draw:style-name="gr7" draw:text-style-name="P7" draw:layer="layout" svg:width="1.268cm" svg:height="0.289cm" svg:x="3.733cm" svg:y="2.81cm">
            <draw:text-box>
              <text:p text:style-name="P3"><text:span text:style-name="T4"><text:s/></text:span><text:span text:style-name="T4">JQ013794</text:span></text:p>
            </draw:text-box>
          </draw:frame>
          <draw:frame draw:style-name="gr8" draw:text-style-name="P6" draw:layer="layout" svg:width="3.749cm" svg:height="0.268cm" svg:x="4.413cm" svg:y="3.113cm">
            <draw:text-box>
              <text:p text:style-name="P3"><text:span text:style-name="T3">FR-SHEV3c-like. 3h.FRA.pig.CG.2006</text:span></text:p>
            </draw:text-box>
          </draw:frame>
          <draw:line draw:style-name="gr2" draw:text-style-name="P1" draw:layer="layout" svg:x1="1.841cm" svg:y1="3.266cm" svg:x2="2.729cm" svg:y2="3.266cm">
            <text:p/>
          </draw:line>
          <draw:line draw:style-name="gr2" draw:text-style-name="P1" draw:layer="layout" svg:x1="1.831cm" svg:y1="2.879cm" svg:x2="1.831cm" svg:y2="3.266cm">
            <text:p/>
          </draw:line>
          <draw:polyline draw:style-name="gr2" draw:text-style-name="P1" draw:layer="layout" svg:width="1.156cm" svg:height="1.929cm" svg:x="0.675cm" svg:y="2.87cm" svg:viewBox="0 0 1157 1930" draw:points="0,1930 0,0 1157,0">
            <text:p/>
          </draw:polyline>
          <draw:polyline draw:style-name="gr2" draw:text-style-name="P1" draw:layer="layout" svg:width="0.109cm" svg:height="0.258cm" svg:x="6.74cm" svg:y="3.435cm" svg:viewBox="0 0 110 259" draw:points="0,0 110,0 110,259 0,259">
            <text:p/>
          </draw:polyline>
          <draw:frame draw:style-name="gr7" draw:text-style-name="P7" draw:layer="layout" svg:width="1.268cm" svg:height="0.289cm" svg:x="2.74cm" svg:y="3.108cm">
            <draw:text-box>
              <text:p text:style-name="P3"><text:span text:style-name="T4"><text:s/></text:span><text:span text:style-name="T4">JQ953664</text:span></text:p>
            </draw:text-box>
          </draw:frame>
          <draw:frame draw:style-name="gr9" draw:text-style-name="P6" draw:layer="layout" svg:width="3.266cm" svg:height="0.268cm" svg:x="6.914cm" svg:y="3.411cm">
            <draw:text-box>
              <text:p text:style-name="P3"><text:span text:style-name="T3">W1-11. <text:s/>Rab.FRA.rabbit.CG.2007</text:span></text:p>
            </draw:text-box>
          </draw:frame>
          <draw:line draw:style-name="gr2" draw:text-style-name="P1" draw:layer="layout" svg:x1="3.782cm" svg:y1="3.564cm" svg:x2="5.231cm" svg:y2="3.564cm">
            <text:p/>
          </draw:line>
          <draw:polyline draw:style-name="gr2" draw:text-style-name="P1" draw:layer="layout" svg:width="0.109cm" svg:height="0.258cm" svg:x="6.368cm" svg:y="3.733cm" svg:viewBox="0 0 110 259" draw:points="0,0 110,0 110,259 0,259">
            <text:p/>
          </draw:polyline>
          <draw:frame draw:style-name="gr7" draw:text-style-name="P7" draw:layer="layout" svg:width="1.268cm" svg:height="0.289cm" svg:x="5.242cm" svg:y="3.405cm">
            <draw:text-box>
              <text:p text:style-name="P3"><text:span text:style-name="T4"><text:s/></text:span><text:span text:style-name="T4">JQ013791</text:span></text:p>
            </draw:text-box>
          </draw:frame>
          <draw:frame draw:style-name="gr10" draw:text-style-name="P6" draw:layer="layout" svg:width="3.283cm" svg:height="0.268cm" svg:x="6.542cm" svg:y="3.708cm">
            <draw:text-box>
              <text:p text:style-name="P3"><text:span text:style-name="T3">W7-57. <text:s/>Rab.FRA.rabbit.CG.2007</text:span></text:p>
            </draw:text-box>
          </draw:frame>
          <draw:line draw:style-name="gr2" draw:text-style-name="P1" draw:layer="layout" svg:x1="3.782cm" svg:y1="3.862cm" svg:x2="4.859cm" svg:y2="3.862cm">
            <text:p/>
          </draw:line>
          <draw:polyline draw:style-name="gr2" draw:text-style-name="P1" draw:layer="layout" svg:width="0.109cm" svg:height="0.556cm" svg:x="10.215cm" svg:y="3.435cm" svg:viewBox="0 0 110 557" draw:points="0,0 110,0 110,557 0,557">
            <text:p/>
          </draw:polyline>
          <draw:frame draw:style-name="gr7" draw:text-style-name="P7" draw:layer="layout" svg:width="1.268cm" svg:height="0.289cm" svg:x="4.869cm" svg:y="3.703cm">
            <draw:text-box>
              <text:p text:style-name="P3"><text:span text:style-name="T4"><text:s/></text:span><text:span text:style-name="T4">JQ013792</text:span></text:p>
            </draw:text-box>
          </draw:frame>
          <draw:line draw:style-name="gr2" draw:text-style-name="P1" draw:layer="layout" svg:x1="3.772cm" svg:y1="3.564cm" svg:x2="3.772cm" svg:y2="3.703cm">
            <text:p/>
          </draw:line>
          <draw:line draw:style-name="gr2" draw:text-style-name="P1" draw:layer="layout" svg:x1="3.772cm" svg:y1="3.723cm" svg:x2="3.772cm" svg:y2="3.862cm">
            <text:p/>
          </draw:line>
          <draw:line draw:style-name="gr2" draw:text-style-name="P1" draw:layer="layout" svg:x1="2.595cm" svg:y1="3.713cm" svg:x2="3.772cm" svg:y2="3.713cm">
            <text:p/>
          </draw:line>
          <draw:polyline draw:style-name="gr2" draw:text-style-name="P1" draw:layer="layout" svg:width="0.109cm" svg:height="0.258cm" svg:x="6.72cm" svg:y="4.03cm" svg:viewBox="0 0 110 259" draw:points="0,0 110,0 110,259 0,259">
            <text:p/>
          </draw:polyline>
          <draw:frame draw:style-name="gr11" draw:text-style-name="P6" draw:layer="layout" svg:width="0.447cm" svg:height="0.268cm" svg:x="10.389cm" svg:y="3.56cm">
            <draw:text-box>
              <text:p text:style-name="P3"><text:span text:style-name="T3">FRA</text:span></text:p>
            </draw:text-box>
          </draw:frame>
          <draw:frame draw:style-name="gr12" draw:text-style-name="P6" draw:layer="layout" svg:width="3.401cm" svg:height="0.268cm" svg:x="6.894cm" svg:y="4.006cm">
            <draw:text-box>
              <text:p text:style-name="P3"><text:span text:style-name="T3">CHN-BJ-R14. <text:s/>Rab.CHN.rabbit.CG</text:span></text:p>
            </draw:text-box>
          </draw:frame>
          <draw:polyline draw:style-name="gr2" draw:text-style-name="P1" draw:layer="layout" svg:width="0.109cm" svg:height="0.258cm" svg:x="6.78cm" svg:y="4.328cm" svg:viewBox="0 0 110 259" draw:points="0,0 110,0 110,259 0,259">
            <text:p/>
          </draw:polyline>
          <draw:frame draw:style-name="gr13" draw:text-style-name="P7" draw:layer="layout" svg:width="1.234cm" svg:height="0.289cm" svg:x="5.281cm" svg:y="4.001cm">
            <draw:text-box>
              <text:p text:style-name="P3"><text:span text:style-name="T4"><text:s/></text:span><text:span text:style-name="T4">JX109834</text:span></text:p>
            </draw:text-box>
          </draw:frame>
          <draw:frame draw:style-name="gr14" draw:text-style-name="P6" draw:layer="layout" svg:width="3.431cm" svg:height="0.268cm" svg:x="6.954cm" svg:y="4.304cm">
            <draw:text-box>
              <text:p text:style-name="P3"><text:span text:style-name="T3">CHN-BJ-rb14. <text:s/>Rab.CHN.rabbit.CG</text:span></text:p>
            </draw:text-box>
          </draw:frame>
          <draw:line draw:style-name="gr2" draw:text-style-name="P1" draw:layer="layout" svg:x1="5.271cm" svg:y1="4.159cm" svg:x2="5.271cm" svg:y2="4.298cm">
            <text:p/>
          </draw:line>
          <draw:line draw:style-name="gr2" draw:text-style-name="P1" draw:layer="layout" svg:x1="5.271cm" svg:y1="4.318cm" svg:x2="5.271cm" svg:y2="4.457cm">
            <text:p/>
          </draw:line>
          <draw:polyline draw:style-name="gr2" draw:text-style-name="P1" draw:layer="layout" svg:width="0.05cm" svg:height="0.213cm" svg:x="5.221cm" svg:y="4.308cm" svg:viewBox="0 0 51 214" draw:points="0,214 0,0 51,0">
            <text:p/>
          </draw:polyline>
          <draw:polyline draw:style-name="gr2" draw:text-style-name="P1" draw:layer="layout" svg:width="0.109cm" svg:height="0.258cm" svg:x="6.715cm" svg:y="4.625cm" svg:viewBox="0 0 110 259" draw:points="0,0 110,0 110,259 0,259">
            <text:p/>
          </draw:polyline>
          <draw:frame draw:style-name="gr7" draw:text-style-name="P7" draw:layer="layout" svg:width="1.268cm" svg:height="0.289cm" svg:x="5.281cm" svg:y="4.298cm">
            <draw:text-box>
              <text:p text:style-name="P3"><text:span text:style-name="T4"><text:s/></text:span><text:span text:style-name="T4">JQ768461</text:span></text:p>
            </draw:text-box>
          </draw:frame>
          <draw:frame draw:style-name="gr15" draw:text-style-name="P6" draw:layer="layout" svg:width="3.545cm" svg:height="0.268cm" svg:x="6.889cm" svg:y="4.601cm">
            <draw:text-box>
              <text:p text:style-name="P3"><text:span text:style-name="T3">CHN-BJ-R14. Rab.CHN.monkey.CG</text:span></text:p>
            </draw:text-box>
          </draw:frame>
          <draw:line draw:style-name="gr2" draw:text-style-name="P1" draw:layer="layout" svg:x1="5.231cm" svg:y1="4.754cm" svg:x2="5.266cm" svg:y2="4.754cm">
            <text:p/>
          </draw:line>
          <draw:line draw:style-name="gr2" draw:text-style-name="P1" draw:layer="layout" svg:x1="5.221cm" svg:y1="4.541cm" svg:x2="5.221cm" svg:y2="4.754cm">
            <text:p/>
          </draw:line>
          <draw:polyline draw:style-name="gr2" draw:text-style-name="P1" draw:layer="layout" svg:width="0.049cm" svg:height="0.248cm" svg:x="5.172cm" svg:y="4.531cm" svg:viewBox="0 0 50 249" draw:points="0,249 0,0 50,0">
            <text:p/>
          </draw:polyline>
          <draw:polyline draw:style-name="gr2" draw:text-style-name="P1" draw:layer="layout" svg:width="0.109cm" svg:height="0.258cm" svg:x="6.79cm" svg:y="4.923cm" svg:viewBox="0 0 110 259" draw:points="0,0 110,0 110,259 0,259">
            <text:p/>
          </draw:polyline>
          <draw:frame draw:style-name="gr13" draw:text-style-name="P7" draw:layer="layout" svg:width="1.234cm" svg:height="0.289cm" svg:x="5.276cm" svg:y="4.596cm">
            <draw:text-box>
              <text:p text:style-name="P3"><text:span text:style-name="T4"><text:s/></text:span><text:span text:style-name="T4">JX121233</text:span></text:p>
            </draw:text-box>
          </draw:frame>
          <draw:frame draw:style-name="gr16" draw:text-style-name="P6" draw:layer="layout" svg:width="4.138cm" svg:height="0.268cm" svg:x="6.964cm" svg:y="4.899cm">
            <draw:text-box>
              <text:p text:style-name="P3"><text:span text:style-name="T3">ch-bj-n1. <text:s/>Rab.CHN.Gansu.rabbit.CG.2009</text:span></text:p>
            </draw:text-box>
          </draw:frame>
          <draw:line draw:style-name="gr2" draw:text-style-name="P1" draw:layer="layout" svg:x1="5.181cm" svg:y1="5.052cm" svg:x2="5.221cm" svg:y2="5.052cm">
            <text:p/>
          </draw:line>
          <draw:line draw:style-name="gr2" draw:text-style-name="P1" draw:layer="layout" svg:x1="5.172cm" svg:y1="4.799cm" svg:x2="5.172cm" svg:y2="5.052cm">
            <text:p/>
          </draw:line>
          <draw:polyline draw:style-name="gr2" draw:text-style-name="P1" draw:layer="layout" svg:width="0.447cm" svg:height="0.268cm" svg:x="4.725cm" svg:y="4.789cm" svg:viewBox="0 0 448 269" draw:points="0,269 0,0 448,0">
            <text:p/>
          </draw:polyline>
          <draw:polyline draw:style-name="gr2" draw:text-style-name="P1" draw:layer="layout" svg:width="0.109cm" svg:height="0.258cm" svg:x="6.378cm" svg:y="5.221cm" svg:viewBox="0 0 110 259" draw:points="0,0 110,0 110,259 0,259">
            <text:p/>
          </draw:polyline>
          <draw:frame draw:style-name="gr17" draw:text-style-name="P7" draw:layer="layout" svg:width="1.323cm" svg:height="0.289cm" svg:x="5.232cm" svg:y="4.893cm">
            <draw:text-box>
              <text:p text:style-name="P3"><text:span text:style-name="T4"><text:s/></text:span><text:span text:style-name="T4">GU937805</text:span></text:p>
            </draw:text-box>
          </draw:frame>
          <draw:frame draw:style-name="gr18" draw:text-style-name="P6" draw:layer="layout" svg:width="4.333cm" svg:height="0.268cm" svg:x="6.552cm" svg:y="5.196cm">
            <draw:text-box>
              <text:p text:style-name="P3"><text:span text:style-name="T3">rbIM022. <text:s/>Rab.CHN.InnMong.rabbit.CG.2011</text:span></text:p>
            </draw:text-box>
          </draw:frame>
          <draw:line draw:style-name="gr2" draw:text-style-name="P1" draw:layer="layout" svg:x1="4.735cm" svg:y1="5.35cm" svg:x2="4.829cm" svg:y2="5.35cm">
            <text:p/>
          </draw:line>
          <draw:polyline draw:style-name="gr2" draw:text-style-name="P1" draw:layer="layout" svg:width="0.109cm" svg:height="1.449cm" svg:x="11.118cm" svg:y="4.03cm" svg:viewBox="0 0 110 1450" draw:points="0,0 110,0 110,1450 0,1450">
            <text:p/>
          </draw:polyline>
          <draw:frame draw:style-name="gr19" draw:text-style-name="P7" draw:layer="layout" svg:width="1.285cm" svg:height="0.289cm" svg:x="4.839cm" svg:y="5.191cm">
            <draw:text-box>
              <text:p text:style-name="P3"><text:span text:style-name="T4"><text:s/></text:span><text:span text:style-name="T4">AB740221</text:span></text:p>
            </draw:text-box>
          </draw:frame>
          <draw:line draw:style-name="gr2" draw:text-style-name="P1" draw:layer="layout" svg:x1="4.725cm" svg:y1="5.077cm" svg:x2="4.725cm" svg:y2="5.35cm">
            <text:p/>
          </draw:line>
          <draw:line draw:style-name="gr2" draw:text-style-name="P1" draw:layer="layout" svg:x1="3.782cm" svg:y1="5.067cm" svg:x2="4.725cm" svg:y2="5.067cm">
            <text:p/>
          </draw:line>
          <draw:polyline draw:style-name="gr2" draw:text-style-name="P1" draw:layer="layout" svg:width="0.109cm" svg:height="0.258cm" svg:x="6.457cm" svg:y="5.518cm" svg:viewBox="0 0 110 259" draw:points="0,0 110,0 110,259 0,259">
            <text:p/>
          </draw:polyline>
          <draw:frame draw:style-name="gr20" draw:text-style-name="P6" draw:layer="layout" svg:width="0.485cm" svg:height="0.268cm" svg:x="11.292cm" svg:y="4.601cm">
            <draw:text-box>
              <text:p text:style-name="P3"><text:span text:style-name="T3">CHN</text:span></text:p>
            </draw:text-box>
          </draw:frame>
          <draw:frame draw:style-name="gr21" draw:text-style-name="P6" draw:layer="layout" svg:width="4.096cm" svg:height="0.268cm" svg:x="6.631cm" svg:y="5.494cm">
            <draw:text-box>
              <text:p text:style-name="P3"><text:span text:style-name="T3">GDC46. <text:s/>Rab.CHN.Gansu.rabbit.CG.2008</text:span></text:p>
            </draw:text-box>
          </draw:frame>
          <draw:line draw:style-name="gr2" draw:text-style-name="P1" draw:layer="layout" svg:x1="3.782cm" svg:y1="5.647cm" svg:x2="4.988cm" svg:y2="5.647cm">
            <text:p/>
          </draw:line>
          <draw:line draw:style-name="gr2" draw:text-style-name="P1" draw:layer="layout" svg:x1="3.772cm" svg:y1="5.067cm" svg:x2="3.772cm" svg:y2="5.345cm">
            <text:p/>
          </draw:line>
          <draw:line draw:style-name="gr2" draw:text-style-name="P1" draw:layer="layout" svg:x1="3.772cm" svg:y1="5.364cm" svg:x2="3.772cm" svg:y2="5.647cm">
            <text:p/>
          </draw:line>
          <draw:polyline draw:style-name="gr2" draw:text-style-name="P1" draw:layer="layout" svg:width="0.124cm" svg:height="0.431cm" svg:x="3.648cm" svg:y="5.355cm" svg:viewBox="0 0 125 432" draw:points="0,432 0,0 125,0">
            <text:p/>
          </draw:polyline>
          <draw:polyline draw:style-name="gr2" draw:text-style-name="P1" draw:layer="layout" svg:width="0.109cm" svg:height="0.258cm" svg:x="7.544cm" svg:y="5.816cm" svg:viewBox="0 0 110 259" draw:points="0,0 110,0 110,259 0,259">
            <text:p/>
          </draw:polyline>
          <draw:frame draw:style-name="gr22" draw:text-style-name="P7" draw:layer="layout" svg:width="1.225cm" svg:height="0.289cm" svg:x="4.998cm" svg:y="5.489cm">
            <draw:text-box>
              <text:p text:style-name="P3"><text:span text:style-name="T4"><text:s/></text:span><text:span text:style-name="T4">FJ906896</text:span></text:p>
            </draw:text-box>
          </draw:frame>
          <draw:frame draw:style-name="gr23" draw:text-style-name="P6" draw:layer="layout" svg:width="4.108cm" svg:height="0.268cm" svg:x="7.718cm" svg:y="5.792cm">
            <draw:text-box>
              <text:p text:style-name="P3"><text:span text:style-name="T3">CMC-1. <text:s/>Rab.USA.Virginia.rabbit.CG.2010</text:span></text:p>
            </draw:text-box>
          </draw:frame>
          <draw:line draw:style-name="gr2" draw:text-style-name="P1" draw:layer="layout" svg:x1="4.487cm" svg:y1="5.945cm" svg:x2="6.095cm" svg:y2="5.945cm">
            <text:p/>
          </draw:line>
          <draw:polyline draw:style-name="gr2" draw:text-style-name="P1" draw:layer="layout" svg:width="0.11cm" svg:height="0.258cm" svg:x="7.916cm" svg:y="6.113cm" svg:viewBox="0 0 111 259" draw:points="0,0 111,0 111,259 0,259">
            <text:p/>
          </draw:polyline>
          <draw:frame draw:style-name="gr13" draw:text-style-name="P7" draw:layer="layout" svg:width="1.234cm" svg:height="0.289cm" svg:x="6.105cm" svg:y="5.786cm">
            <draw:text-box>
              <text:p text:style-name="P3"><text:span text:style-name="T4"><text:s/></text:span><text:span text:style-name="T4">JX565469</text:span></text:p>
            </draw:text-box>
          </draw:frame>
          <draw:frame draw:style-name="gr18" draw:text-style-name="P6" draw:layer="layout" svg:width="4.333cm" svg:height="0.268cm" svg:x="8.091cm" svg:y="6.089cm">
            <draw:text-box>
              <text:p text:style-name="P3"><text:span text:style-name="T3">rbIM199. <text:s/>Rab.CHN.InnMong.rabbit.CG.2011</text:span></text:p>
            </draw:text-box>
          </draw:frame>
          <draw:line draw:style-name="gr2" draw:text-style-name="P1" draw:layer="layout" svg:x1="4.611cm" svg:y1="6.242cm" svg:x2="6.368cm" svg:y2="6.242cm">
            <text:p/>
          </draw:line>
          <draw:polyline draw:style-name="gr2" draw:text-style-name="P1" draw:layer="layout" svg:width="0.109cm" svg:height="0.258cm" svg:x="6.909cm" svg:y="6.411cm" svg:viewBox="0 0 110 259" draw:points="0,0 110,0 110,259 0,259">
            <text:p/>
          </draw:polyline>
          <draw:frame draw:style-name="gr19" draw:text-style-name="P7" draw:layer="layout" svg:width="1.285cm" svg:height="0.289cm" svg:x="6.378cm" svg:y="6.084cm">
            <draw:text-box>
              <text:p text:style-name="P3"><text:span text:style-name="T4"><text:s/></text:span><text:span text:style-name="T4">AB740220</text:span></text:p>
            </draw:text-box>
          </draw:frame>
          <draw:frame draw:style-name="gr24" draw:text-style-name="P6" draw:layer="layout" svg:width="3.973cm" svg:height="0.268cm" svg:x="7.083cm" svg:y="6.387cm">
            <draw:text-box>
              <text:p text:style-name="P3"><text:span text:style-name="T3">GDC9. <text:s/>Rab.CHN.Gansu.rabbit.CG.2008</text:span></text:p>
            </draw:text-box>
          </draw:frame>
          <draw:line draw:style-name="gr2" draw:text-style-name="P1" draw:layer="layout" svg:x1="4.611cm" svg:y1="6.54cm" svg:x2="5.44cm" svg:y2="6.54cm">
            <text:p/>
          </draw:line>
          <draw:polyline draw:style-name="gr2" draw:text-style-name="P1" draw:layer="layout" svg:width="0.109cm" svg:height="0.258cm" svg:x="6.259cm" svg:y="6.709cm" svg:viewBox="0 0 110 259" draw:points="0,0 110,0 110,259 0,259">
            <text:p/>
          </draw:polyline>
          <draw:frame draw:style-name="gr22" draw:text-style-name="P7" draw:layer="layout" svg:width="1.225cm" svg:height="0.289cm" svg:x="5.45cm" svg:y="6.381cm">
            <draw:text-box>
              <text:p text:style-name="P3"><text:span text:style-name="T4"><text:s/></text:span><text:span text:style-name="T4">FJ906895</text:span></text:p>
            </draw:text-box>
          </draw:frame>
          <draw:frame draw:style-name="gr18" draw:text-style-name="P6" draw:layer="layout" svg:width="4.333cm" svg:height="0.268cm" svg:x="6.433cm" svg:y="6.684cm">
            <draw:text-box>
              <text:p text:style-name="P3"><text:span text:style-name="T3">rbIM004. <text:s/>Rab.CHN.InnMong.rabbit.CG.2011</text:span></text:p>
            </draw:text-box>
          </draw:frame>
          <draw:line draw:style-name="gr2" draw:text-style-name="P1" draw:layer="layout" svg:x1="4.611cm" svg:y1="6.838cm" svg:x2="4.71cm" svg:y2="6.838cm">
            <text:p/>
          </draw:line>
          <draw:line draw:style-name="gr2" draw:text-style-name="P1" draw:layer="layout" svg:x1="4.601cm" svg:y1="6.242cm" svg:x2="4.601cm" svg:y2="6.53cm">
            <text:p/>
          </draw:line>
          <draw:line draw:style-name="gr2" draw:text-style-name="P1" draw:layer="layout" svg:x1="4.601cm" svg:y1="6.55cm" svg:x2="4.601cm" svg:y2="6.838cm">
            <text:p/>
          </draw:line>
          <draw:polyline draw:style-name="gr2" draw:text-style-name="P1" draw:layer="layout" svg:width="0.124cm" svg:height="0.288cm" svg:x="4.477cm" svg:y="6.252cm" svg:viewBox="0 0 125 289" draw:points="0,0 0,289 125,289">
            <text:p/>
          </draw:polyline>
          <draw:line draw:style-name="gr2" draw:text-style-name="P1" draw:layer="layout" svg:x1="4.477cm" svg:y1="5.945cm" svg:x2="4.477cm" svg:y2="6.232cm">
            <text:p/>
          </draw:line>
          <draw:polyline draw:style-name="gr2" draw:text-style-name="P1" draw:layer="layout" svg:width="0.829cm" svg:height="0.436cm" svg:x="3.648cm" svg:y="5.806cm" svg:viewBox="0 0 830 437" draw:points="0,0 0,437 830,437">
            <text:p/>
          </draw:polyline>
          <draw:frame draw:style-name="gr19" draw:text-style-name="P7" draw:layer="layout" svg:width="1.285cm" svg:height="0.289cm" svg:x="4.72cm" svg:y="6.679cm">
            <draw:text-box>
              <text:p text:style-name="P3"><text:span text:style-name="T4"><text:s/></text:span><text:span text:style-name="T4">AB740222</text:span></text:p>
            </draw:text-box>
          </draw:frame>
          <draw:polygon draw:style-name="gr3" draw:text-style-name="P2" draw:layer="layout" svg:width="0cm" svg:height="0.079cm" svg:x="12.023cm" svg:y="7.115cm" svg:viewBox="0 0 0 80" draw:points="0,45 0,35 0,0 0,80">
            <text:p/>
          </draw:polygon>
          <draw:line draw:style-name="gr2" draw:text-style-name="P1" draw:layer="layout" svg:x1="3.658cm" svg:y1="7.155cm" svg:x2="8.345cm" svg:y2="7.155cm">
            <text:p/>
          </draw:line>
          <draw:line draw:style-name="gr2" draw:text-style-name="P1" draw:layer="layout" svg:x1="3.648cm" svg:y1="5.355cm" svg:x2="3.648cm" svg:y2="6.242cm">
            <text:p/>
          </draw:line>
          <draw:line draw:style-name="gr2" draw:text-style-name="P1" draw:layer="layout" svg:x1="3.648cm" svg:y1="6.262cm" svg:x2="3.648cm" svg:y2="7.155cm">
            <text:p/>
          </draw:line>
          <draw:polyline draw:style-name="gr2" draw:text-style-name="P1" draw:layer="layout" svg:width="0.119cm" svg:height="0.839cm" svg:x="3.529cm" svg:y="6.252cm" svg:viewBox="0 0 120 840" draw:points="0,840 0,0 120,0">
            <text:p/>
          </draw:polyline>
          <draw:polyline draw:style-name="gr2" draw:text-style-name="P1" draw:layer="layout" svg:width="0.109cm" svg:height="0.257cm" svg:x="7.445cm" svg:y="7.344cm" svg:viewBox="0 0 110 258" draw:points="0,0 110,0 110,258 0,258">
            <text:p/>
          </draw:polyline>
          <draw:frame draw:style-name="gr25" draw:text-style-name="P7" draw:layer="layout" svg:width="1.479cm" svg:height="0.314cm" svg:x="12.033cm" svg:y="6.972cm">
            <draw:text-box>
              <text:p text:style-name="P3"><text:span text:style-name="T4"><text:s/></text:span><text:span text:style-name="T4">CHN-BJ-r14</text:span></text:p>
            </draw:text-box>
          </draw:frame>
          <draw:frame draw:style-name="gr26" draw:text-style-name="P6" draw:layer="layout" svg:width="3.456cm" svg:height="0.268cm" svg:x="7.619cm" svg:y="7.319cm">
            <draw:text-box>
              <text:p text:style-name="P3"><text:span text:style-name="T3">K062. Rab.DEU.SH.rabbit.FLI.2015</text:span></text:p>
            </draw:text-box>
          </draw:frame>
          <draw:line draw:style-name="gr2" draw:text-style-name="P1" draw:layer="layout" svg:x1="4.884cm" svg:y1="7.473cm" svg:x2="5.574cm" svg:y2="7.473cm">
            <text:p/>
          </draw:line>
          <draw:polyline draw:style-name="gr2" draw:text-style-name="P1" draw:layer="layout" svg:width="0.11cm" svg:height="0.258cm" svg:x="7.226cm" svg:y="7.641cm" svg:viewBox="0 0 111 259" draw:points="0,0 111,0 111,259 0,259">
            <text:p/>
          </draw:polyline>
          <draw:frame draw:style-name="gr27" draw:text-style-name="P7" draw:layer="layout" svg:width="1.281cm" svg:height="0.289cm" svg:x="5.907cm" svg:y="7.314cm">
            <draw:text-box>
              <text:p text:style-name="P3"><text:span text:style-name="T4"><text:s/></text:span><text:span text:style-name="T4">KY092457</text:span></text:p>
            </draw:text-box>
          </draw:frame>
          <draw:frame draw:style-name="gr26" draw:text-style-name="P6" draw:layer="layout" svg:width="3.456cm" svg:height="0.268cm" svg:x="7.401cm" svg:y="7.617cm">
            <draw:text-box>
              <text:p text:style-name="P3"><text:span text:style-name="T3">K067. Rab.DEU.SH.rabbit.FLI.2015</text:span></text:p>
            </draw:text-box>
          </draw:frame>
          <draw:line draw:style-name="gr2" draw:text-style-name="P1" draw:layer="layout" svg:x1="4.884cm" svg:y1="7.77cm" svg:x2="5.355cm" svg:y2="7.77cm">
            <text:p/>
          </draw:line>
          <draw:line draw:style-name="gr2" draw:text-style-name="P1" draw:layer="layout" svg:x1="4.874cm" svg:y1="7.473cm" svg:x2="4.874cm" svg:y2="7.611cm">
            <text:p/>
          </draw:line>
          <draw:line draw:style-name="gr2" draw:text-style-name="P1" draw:layer="layout" svg:x1="4.874cm" svg:y1="7.631cm" svg:x2="4.874cm" svg:y2="7.77cm">
            <text:p/>
          </draw:line>
          <draw:polyline draw:style-name="gr2" draw:text-style-name="P1" draw:layer="layout" svg:width="0.194cm" svg:height="0.323cm" svg:x="4.68cm" svg:y="7.621cm" svg:viewBox="0 0 195 324" draw:points="0,324 0,0 195,0">
            <text:p/>
          </draw:polyline>
          <draw:polyline draw:style-name="gr2" draw:text-style-name="P1" draw:layer="layout" svg:width="0.109cm" svg:height="0.258cm" svg:x="7.182cm" svg:y="7.939cm" svg:viewBox="0 0 110 259" draw:points="0,0 110,0 110,259 0,259">
            <text:p/>
          </draw:polyline>
          <draw:frame draw:style-name="gr27" draw:text-style-name="P7" draw:layer="layout" svg:width="1.281cm" svg:height="0.289cm" svg:x="5.688cm" svg:y="7.612cm">
            <draw:text-box>
              <text:p text:style-name="P3"><text:span text:style-name="T4"><text:s/></text:span><text:span text:style-name="T4">KY092464</text:span></text:p>
            </draw:text-box>
          </draw:frame>
          <draw:frame draw:style-name="gr26" draw:text-style-name="P6" draw:layer="layout" svg:width="3.456cm" svg:height="0.268cm" svg:x="7.356cm" svg:y="7.914cm">
            <draw:text-box>
              <text:p text:style-name="P3"><text:span text:style-name="T3">K058. Rab.DEU.SH.rabbit.FLI.2015</text:span></text:p>
            </draw:text-box>
          </draw:frame>
          <draw:line draw:style-name="gr2" draw:text-style-name="P1" draw:layer="layout" svg:x1="5.167cm" svg:y1="8.068cm" svg:x2="5.31cm" svg:y2="8.068cm">
            <text:p/>
          </draw:line>
          <draw:polyline draw:style-name="gr2" draw:text-style-name="P1" draw:layer="layout" svg:width="0.109cm" svg:height="0.258cm" svg:x="7.063cm" svg:y="8.236cm" svg:viewBox="0 0 110 259" draw:points="0,0 110,0 110,259 0,259">
            <text:p/>
          </draw:polyline>
          <draw:frame draw:style-name="gr27" draw:text-style-name="P7" draw:layer="layout" svg:width="1.281cm" svg:height="0.289cm" svg:x="5.644cm" svg:y="7.909cm">
            <draw:text-box>
              <text:p text:style-name="P3"><text:span text:style-name="T4"><text:s/></text:span><text:span text:style-name="T4">KY092455</text:span></text:p>
            </draw:text-box>
          </draw:frame>
          <draw:frame draw:style-name="gr26" draw:text-style-name="P6" draw:layer="layout" svg:width="3.456cm" svg:height="0.268cm" svg:x="7.237cm" svg:y="8.212cm">
            <draw:text-box>
              <text:p text:style-name="P3"><text:span text:style-name="T3">K059. Rab.DEU.SH.rabbit.FLI.2015</text:span></text:p>
            </draw:text-box>
          </draw:frame>
          <draw:polyline draw:style-name="gr2" draw:text-style-name="P1" draw:layer="layout" svg:width="0.11cm" svg:height="0.258cm" svg:x="7.107cm" svg:y="8.534cm" svg:viewBox="0 0 111 259" draw:points="0,0 111,0 111,259 0,259">
            <text:p/>
          </draw:polyline>
          <draw:frame draw:style-name="gr27" draw:text-style-name="P7" draw:layer="layout" svg:width="1.281cm" svg:height="0.289cm" svg:x="5.524cm" svg:y="8.207cm">
            <draw:text-box>
              <text:p text:style-name="P3"><text:span text:style-name="T4"><text:s/></text:span><text:span text:style-name="T4">KY092456</text:span></text:p>
            </draw:text-box>
          </draw:frame>
          <draw:frame draw:style-name="gr26" draw:text-style-name="P6" draw:layer="layout" svg:width="3.456cm" svg:height="0.268cm" svg:x="7.282cm" svg:y="8.51cm">
            <draw:text-box>
              <text:p text:style-name="P3"><text:span text:style-name="T3">K063. Rab.DEU.SH.rabbit.FLI.2015</text:span></text:p>
            </draw:text-box>
          </draw:frame>
          <draw:line draw:style-name="gr2" draw:text-style-name="P1" draw:layer="layout" svg:x1="5.201cm" svg:y1="8.663cm" svg:x2="5.236cm" svg:y2="8.663cm">
            <text:p/>
          </draw:line>
          <draw:line draw:style-name="gr2" draw:text-style-name="P1" draw:layer="layout" svg:x1="5.191cm" svg:y1="8.365cm" svg:x2="5.191cm" svg:y2="8.504cm">
            <text:p/>
          </draw:line>
          <draw:line draw:style-name="gr2" draw:text-style-name="P1" draw:layer="layout" svg:x1="5.191cm" svg:y1="8.524cm" svg:x2="5.191cm" svg:y2="8.663cm">
            <text:p/>
          </draw:line>
          <draw:polyline draw:style-name="gr2" draw:text-style-name="P1" draw:layer="layout" svg:width="0.034cm" svg:height="0.213cm" svg:x="5.157cm" svg:y="8.301cm" svg:viewBox="0 0 35 214" draw:points="0,0 0,214 35,214">
            <text:p/>
          </draw:polyline>
          <draw:line draw:style-name="gr2" draw:text-style-name="P1" draw:layer="layout" svg:x1="5.157cm" svg:y1="8.068cm" svg:x2="5.157cm" svg:y2="8.281cm">
            <text:p/>
          </draw:line>
          <draw:polyline draw:style-name="gr2" draw:text-style-name="P1" draw:layer="layout" svg:width="0.477cm" svg:height="0.327cm" svg:x="4.68cm" svg:y="7.964cm" svg:viewBox="0 0 478 328" draw:points="0,0 0,328 478,328">
            <text:p/>
          </draw:polyline>
          <draw:polyline draw:style-name="gr2" draw:text-style-name="P1" draw:layer="layout" svg:width="0.109cm" svg:height="1.448cm" svg:x="11.118cm" svg:y="7.344cm" svg:viewBox="0 0 110 1449" draw:points="0,0 110,0 110,1449 0,1449">
            <text:p/>
          </draw:polyline>
          <draw:frame draw:style-name="gr27" draw:text-style-name="P7" draw:layer="layout" svg:width="1.281cm" svg:height="0.289cm" svg:x="5.569cm" svg:y="8.504cm">
            <draw:text-box>
              <text:p text:style-name="P3"><text:span text:style-name="T4"><text:s/></text:span><text:span text:style-name="T4">KY092458</text:span></text:p>
            </draw:text-box>
          </draw:frame>
          <draw:line draw:style-name="gr2" draw:text-style-name="P1" draw:layer="layout" svg:x1="3.538cm" svg:y1="7.954cm" svg:x2="4.68cm" svg:y2="7.954cm">
            <text:p/>
          </draw:line>
          <draw:polyline draw:style-name="gr2" draw:text-style-name="P1" draw:layer="layout" svg:width="0.109cm" svg:height="0.257cm" svg:x="6.214cm" svg:y="8.832cm" svg:viewBox="0 0 110 258" draw:points="0,0 110,0 110,258 0,258">
            <text:p/>
          </draw:polyline>
          <draw:frame draw:style-name="gr28" draw:text-style-name="P6" draw:layer="layout" svg:width="0.874cm" svg:height="0.268cm" svg:x="11.292cm" svg:y="7.914cm">
            <draw:text-box>
              <text:p text:style-name="P3"><text:span text:style-name="T3">Fehmarn</text:span></text:p>
            </draw:text-box>
          </draw:frame>
          <draw:frame draw:style-name="gr29" draw:text-style-name="P6" draw:layer="layout" svg:width="3.533cm" svg:height="0.268cm" svg:x="6.388cm" svg:y="8.807cm">
            <draw:text-box>
              <text:p text:style-name="P3"><text:span text:style-name="T3">TLS-18516. Rab.FRA.hum.CG.2008</text:span></text:p>
            </draw:text-box>
          </draw:frame>
          <draw:line draw:style-name="gr2" draw:text-style-name="P1" draw:layer="layout" svg:x1="3.538cm" svg:y1="8.961cm" svg:x2="4.705cm" svg:y2="8.961cm">
            <text:p/>
          </draw:line>
          <draw:line draw:style-name="gr2" draw:text-style-name="P1" draw:layer="layout" svg:x1="3.529cm" svg:y1="6.252cm" svg:x2="3.529cm" svg:y2="7.597cm">
            <text:p/>
          </draw:line>
          <draw:line draw:style-name="gr2" draw:text-style-name="P1" draw:layer="layout" svg:x1="3.529cm" svg:y1="7.616cm" svg:x2="3.529cm" svg:y2="8.961cm">
            <text:p/>
          </draw:line>
          <draw:polyline draw:style-name="gr2" draw:text-style-name="P1" draw:layer="layout" svg:width="0.343cm" svg:height="2.178cm" svg:x="3.186cm" svg:y="7.606cm" svg:viewBox="0 0 344 2179" draw:points="0,2179 0,0 344,0">
            <text:p/>
          </draw:polyline>
          <draw:polyline draw:style-name="gr2" draw:text-style-name="P1" draw:layer="layout" svg:width="0.109cm" svg:height="0.258cm" svg:x="6.09cm" svg:y="9.129cm" svg:viewBox="0 0 110 259" draw:points="0,0 110,0 110,259 0,259">
            <text:p/>
          </draw:polyline>
          <draw:frame draw:style-name="gr7" draw:text-style-name="P7" draw:layer="layout" svg:width="1.268cm" svg:height="0.289cm" svg:x="4.715cm" svg:y="8.802cm">
            <draw:text-box>
              <text:p text:style-name="P3"><text:span text:style-name="T4"><text:s/></text:span><text:span text:style-name="T4">JQ013793</text:span></text:p>
            </draw:text-box>
          </draw:frame>
          <draw:frame draw:style-name="gr30" draw:text-style-name="P6" draw:layer="layout" svg:width="3.486cm" svg:height="0.268cm" svg:x="6.264cm" svg:y="9.105cm">
            <draw:text-box>
              <text:p text:style-name="P3"><text:span text:style-name="T3">K153. <text:s/>Rab.DEU.RP.rabbit.FLI.2016</text:span></text:p>
            </draw:text-box>
          </draw:frame>
          <draw:line draw:style-name="gr2" draw:text-style-name="P1" draw:layer="layout" svg:x1="4.089cm" svg:y1="9.258cm" svg:x2="4.219cm" svg:y2="9.258cm">
            <text:p/>
          </draw:line>
          <draw:polyline draw:style-name="gr2" draw:text-style-name="P1" draw:layer="layout" svg:width="0.109cm" svg:height="0.258cm" svg:x="5.951cm" svg:y="9.427cm" svg:viewBox="0 0 110 259" draw:points="0,0 110,0 110,259 0,259">
            <text:p/>
          </draw:polyline>
          <draw:frame draw:style-name="gr27" draw:text-style-name="P7" draw:layer="layout" svg:width="1.281cm" svg:height="0.289cm" svg:x="4.552cm" svg:y="9.1cm">
            <draw:text-box>
              <text:p text:style-name="P3"><text:span text:style-name="T4"><text:s/></text:span><text:span text:style-name="T4">KY092473</text:span></text:p>
            </draw:text-box>
          </draw:frame>
          <draw:frame draw:style-name="gr30" draw:text-style-name="P6" draw:layer="layout" svg:width="3.486cm" svg:height="0.268cm" svg:x="6.125cm" svg:y="9.402cm">
            <draw:text-box>
              <text:p text:style-name="P3"><text:span text:style-name="T3">K154. <text:s/>Rab.DEU.RP.rabbit.FLI.2016</text:span></text:p>
            </draw:text-box>
          </draw:frame>
          <draw:polyline draw:style-name="gr2" draw:text-style-name="P1" draw:layer="layout" svg:width="0.109cm" svg:height="0.258cm" svg:x="5.951cm" svg:y="9.724cm" svg:viewBox="0 0 110 259" draw:points="0,0 110,0 110,259 0,259">
            <text:p/>
          </draw:polyline>
          <draw:frame draw:style-name="gr27" draw:text-style-name="P7" draw:layer="layout" svg:width="1.281cm" svg:height="0.289cm" svg:x="4.413cm" svg:y="9.397cm">
            <draw:text-box>
              <text:p text:style-name="P3"><text:span text:style-name="T4"><text:s/></text:span><text:span text:style-name="T4">KY092474</text:span></text:p>
            </draw:text-box>
          </draw:frame>
          <draw:frame draw:style-name="gr30" draw:text-style-name="P6" draw:layer="layout" svg:width="3.486cm" svg:height="0.268cm" svg:x="6.125cm" svg:y="9.7cm">
            <draw:text-box>
              <text:p text:style-name="P3"><text:span text:style-name="T3">K155. <text:s/>Rab.DEU.RP.rabbit.FLI.2016</text:span></text:p>
            </draw:text-box>
          </draw:frame>
          <draw:line draw:style-name="gr2" draw:text-style-name="P1" draw:layer="layout" svg:x1="4.08cm" svg:y1="9.258cm" svg:x2="4.08cm" svg:y2="9.546cm">
            <text:p/>
          </draw:line>
          <draw:line draw:style-name="gr2" draw:text-style-name="P1" draw:layer="layout" svg:x1="4.08cm" svg:y1="9.566cm" svg:x2="4.08cm" svg:y2="9.853cm">
            <text:p/>
          </draw:line>
          <draw:polyline draw:style-name="gr2" draw:text-style-name="P1" draw:layer="layout" svg:width="0.12cm" svg:height="0.287cm" svg:x="3.96cm" svg:y="9.556cm" svg:viewBox="0 0 121 288" draw:points="0,288 0,0 121,0">
            <text:p/>
          </draw:polyline>
          <draw:polyline draw:style-name="gr2" draw:text-style-name="P1" draw:layer="layout" svg:width="0.109cm" svg:height="0.258cm" svg:x="6.105cm" svg:y="10.022cm" svg:viewBox="0 0 110 259" draw:points="0,0 110,0 110,259 0,259">
            <text:p/>
          </draw:polyline>
          <draw:frame draw:style-name="gr27" draw:text-style-name="P7" draw:layer="layout" svg:width="1.281cm" svg:height="0.289cm" svg:x="4.413cm" svg:y="9.695cm">
            <draw:text-box>
              <text:p text:style-name="P3"><text:span text:style-name="T4"><text:s/></text:span><text:span text:style-name="T4">KY092475</text:span></text:p>
            </draw:text-box>
          </draw:frame>
          <draw:frame draw:style-name="gr30" draw:text-style-name="P6" draw:layer="layout" svg:width="3.486cm" svg:height="0.268cm" svg:x="6.279cm" svg:y="9.998cm">
            <draw:text-box>
              <text:p text:style-name="P3"><text:span text:style-name="T3">K159. <text:s/>Rab.DEU.RP.rabbit.FLI.2016</text:span></text:p>
            </draw:text-box>
          </draw:frame>
          <draw:line draw:style-name="gr2" draw:text-style-name="P1" draw:layer="layout" svg:x1="3.97cm" svg:y1="10.151cm" svg:x2="4.233cm" svg:y2="10.151cm">
            <text:p/>
          </draw:line>
          <draw:line draw:style-name="gr2" draw:text-style-name="P1" draw:layer="layout" svg:x1="3.96cm" svg:y1="9.863cm" svg:x2="3.96cm" svg:y2="10.151cm">
            <text:p/>
          </draw:line>
          <draw:polyline draw:style-name="gr2" draw:text-style-name="P1" draw:layer="layout" svg:width="0.109cm" svg:height="0.288cm" svg:x="3.851cm" svg:y="9.853cm" svg:viewBox="0 0 110 289" draw:points="0,289 0,0 110,0">
            <text:p/>
          </draw:polyline>
          <draw:polyline draw:style-name="gr2" draw:text-style-name="P1" draw:layer="layout" svg:width="0.109cm" svg:height="0.257cm" svg:x="6.12cm" svg:y="10.32cm" svg:viewBox="0 0 110 258" draw:points="0,0 110,0 110,258 0,258">
            <text:p/>
          </draw:polyline>
          <draw:frame draw:style-name="gr27" draw:text-style-name="P7" draw:layer="layout" svg:width="1.281cm" svg:height="0.289cm" svg:x="4.566cm" svg:y="9.992cm">
            <draw:text-box>
              <text:p text:style-name="P3"><text:span text:style-name="T4"><text:s/></text:span><text:span text:style-name="T4">KY092478</text:span></text:p>
            </draw:text-box>
          </draw:frame>
          <draw:frame draw:style-name="gr30" draw:text-style-name="P6" draw:layer="layout" svg:width="3.486cm" svg:height="0.268cm" svg:x="6.294cm" svg:y="10.295cm">
            <draw:text-box>
              <text:p text:style-name="P3"><text:span text:style-name="T3">K106. <text:s/>Rab.DEU.RP.rabbit.FLI.2015</text:span></text:p>
            </draw:text-box>
          </draw:frame>
          <draw:line draw:style-name="gr2" draw:text-style-name="P1" draw:layer="layout" svg:x1="3.861cm" svg:y1="10.449cm" svg:x2="4.248cm" svg:y2="10.449cm">
            <text:p/>
          </draw:line>
          <draw:line draw:style-name="gr2" draw:text-style-name="P1" draw:layer="layout" svg:x1="3.851cm" svg:y1="10.161cm" svg:x2="3.851cm" svg:y2="10.449cm">
            <text:p/>
          </draw:line>
          <draw:polyline draw:style-name="gr2" draw:text-style-name="P1" draw:layer="layout" svg:width="0.154cm" svg:height="0.526cm" svg:x="3.697cm" svg:y="10.151cm" svg:viewBox="0 0 155 527" draw:points="0,527 0,0 155,0">
            <text:p/>
          </draw:polyline>
          <draw:polyline draw:style-name="gr2" draw:text-style-name="P1" draw:layer="layout" svg:width="0.109cm" svg:height="0.258cm" svg:x="6.308cm" svg:y="10.617cm" svg:viewBox="0 0 110 259" draw:points="0,0 110,0 110,259 0,259">
            <text:p/>
          </draw:polyline>
          <draw:frame draw:style-name="gr27" draw:text-style-name="P7" draw:layer="layout" svg:width="1.281cm" svg:height="0.289cm" svg:x="4.581cm" svg:y="10.29cm">
            <draw:text-box>
              <text:p text:style-name="P3"><text:span text:style-name="T4"><text:s/></text:span><text:span text:style-name="T4">KY092460</text:span></text:p>
            </draw:text-box>
          </draw:frame>
          <draw:frame draw:style-name="gr30" draw:text-style-name="P6" draw:layer="layout" svg:width="3.486cm" svg:height="0.268cm" svg:x="6.482cm" svg:y="10.593cm">
            <draw:text-box>
              <text:p text:style-name="P3"><text:span text:style-name="T3">K109. <text:s/>Rab.DEU.RP.rabbit.FLI.2015</text:span></text:p>
            </draw:text-box>
          </draw:frame>
          <draw:line draw:style-name="gr2" draw:text-style-name="P1" draw:layer="layout" svg:x1="4.02cm" svg:y1="10.746cm" svg:x2="4.437cm" svg:y2="10.746cm">
            <text:p/>
          </draw:line>
          <draw:polyline draw:style-name="gr2" draw:text-style-name="P1" draw:layer="layout" svg:width="0.109cm" svg:height="0.258cm" svg:x="6.209cm" svg:y="10.915cm" svg:viewBox="0 0 110 259" draw:points="0,0 110,0 110,259 0,259">
            <text:p/>
          </draw:polyline>
          <draw:frame draw:style-name="gr27" draw:text-style-name="P7" draw:layer="layout" svg:width="1.281cm" svg:height="0.289cm" svg:x="4.77cm" svg:y="10.588cm">
            <draw:text-box>
              <text:p text:style-name="P3"><text:span text:style-name="T4"><text:s/></text:span><text:span text:style-name="T4">KY092467</text:span></text:p>
            </draw:text-box>
          </draw:frame>
          <draw:frame draw:style-name="gr30" draw:text-style-name="P6" draw:layer="layout" svg:width="3.486cm" svg:height="0.268cm" svg:x="6.383cm" svg:y="10.89cm">
            <draw:text-box>
              <text:p text:style-name="P3"><text:span text:style-name="T3">K151. <text:s/>Rab.DEU.RP.rabbit.FLI.2016</text:span></text:p>
            </draw:text-box>
          </draw:frame>
          <draw:line draw:style-name="gr2" draw:text-style-name="P1" draw:layer="layout" svg:x1="4.02cm" svg:y1="11.044cm" svg:x2="4.338cm" svg:y2="11.044cm">
            <text:p/>
          </draw:line>
          <draw:line draw:style-name="gr2" draw:text-style-name="P1" draw:layer="layout" svg:x1="4.01cm" svg:y1="10.746cm" svg:x2="4.01cm" svg:y2="10.885cm">
            <text:p/>
          </draw:line>
          <draw:line draw:style-name="gr2" draw:text-style-name="P1" draw:layer="layout" svg:x1="4.01cm" svg:y1="10.905cm" svg:x2="4.01cm" svg:y2="11.044cm">
            <text:p/>
          </draw:line>
          <draw:polyline draw:style-name="gr2" draw:text-style-name="P1" draw:layer="layout" svg:width="0.114cm" svg:height="0.322cm" svg:x="3.896cm" svg:y="10.895cm" svg:viewBox="0 0 115 323" draw:points="0,323 0,0 115,0">
            <text:p/>
          </draw:polyline>
          <draw:polyline draw:style-name="gr2" draw:text-style-name="P1" draw:layer="layout" svg:width="0.109cm" svg:height="0.258cm" svg:x="6.482cm" svg:y="11.212cm" svg:viewBox="0 0 110 259" draw:points="0,0 110,0 110,259 0,259">
            <text:p/>
          </draw:polyline>
          <draw:frame draw:style-name="gr27" draw:text-style-name="P7" draw:layer="layout" svg:width="1.281cm" svg:height="0.289cm" svg:x="4.671cm" svg:y="10.885cm">
            <draw:text-box>
              <text:p text:style-name="P3"><text:span text:style-name="T4"><text:s/></text:span><text:span text:style-name="T4">KY092472</text:span></text:p>
            </draw:text-box>
          </draw:frame>
          <draw:frame draw:style-name="gr30" draw:text-style-name="P6" draw:layer="layout" svg:width="3.486cm" svg:height="0.268cm" svg:x="6.656cm" svg:y="11.188cm">
            <draw:text-box>
              <text:p text:style-name="P3"><text:span text:style-name="T3">K092. <text:s/>Rab.DEU.RP.rabbit.FLI.2015</text:span></text:p>
            </draw:text-box>
          </draw:frame>
          <draw:line draw:style-name="gr2" draw:text-style-name="P1" draw:layer="layout" svg:x1="4.427cm" svg:y1="11.341cm" svg:x2="4.611cm" svg:y2="11.341cm">
            <text:p/>
          </draw:line>
          <draw:polyline draw:style-name="gr2" draw:text-style-name="P1" draw:layer="layout" svg:width="0.109cm" svg:height="0.258cm" svg:x="6.333cm" svg:y="11.51cm" svg:viewBox="0 0 110 259" draw:points="0,0 110,0 110,259 0,259">
            <text:p/>
          </draw:polyline>
          <draw:frame draw:style-name="gr27" draw:text-style-name="P7" draw:layer="layout" svg:width="1.281cm" svg:height="0.289cm" svg:x="4.944cm" svg:y="11.183cm">
            <draw:text-box>
              <text:p text:style-name="P3"><text:span text:style-name="T4"><text:s/></text:span><text:span text:style-name="T4">KY092451</text:span></text:p>
            </draw:text-box>
          </draw:frame>
          <draw:frame draw:style-name="gr30" draw:text-style-name="P6" draw:layer="layout" svg:width="3.486cm" svg:height="0.268cm" svg:x="6.507cm" svg:y="11.486cm">
            <draw:text-box>
              <text:p text:style-name="P3"><text:span text:style-name="T3">K158. <text:s/>Rab.DEU.RP.rabbit.FLI.2016</text:span></text:p>
            </draw:text-box>
          </draw:frame>
          <draw:polyline draw:style-name="gr2" draw:text-style-name="P1" draw:layer="layout" svg:width="0.11cm" svg:height="0.258cm" svg:x="6.427cm" svg:y="11.808cm" svg:viewBox="0 0 111 259" draw:points="0,0 111,0 111,259 0,259">
            <text:p/>
          </draw:polyline>
          <draw:frame draw:style-name="gr27" draw:text-style-name="P7" draw:layer="layout" svg:width="1.281cm" svg:height="0.289cm" svg:x="4.795cm" svg:y="11.48cm">
            <draw:text-box>
              <text:p text:style-name="P3"><text:span text:style-name="T4"><text:s/></text:span><text:span text:style-name="T4">KY092476</text:span></text:p>
            </draw:text-box>
          </draw:frame>
          <draw:frame draw:style-name="gr30" draw:text-style-name="P6" draw:layer="layout" svg:width="3.486cm" svg:height="0.268cm" svg:x="6.602cm" svg:y="11.783cm">
            <draw:text-box>
              <text:p text:style-name="P3"><text:span text:style-name="T3">K164. <text:s/>Rab.DEU.RP.rabbit.FLI.2016</text:span></text:p>
            </draw:text-box>
          </draw:frame>
          <draw:line draw:style-name="gr2" draw:text-style-name="P1" draw:layer="layout" svg:x1="4.472cm" svg:y1="11.937cm" svg:x2="4.556cm" svg:y2="11.937cm">
            <text:p/>
          </draw:line>
          <draw:line draw:style-name="gr2" draw:text-style-name="P1" draw:layer="layout" svg:x1="4.462cm" svg:y1="11.639cm" svg:x2="4.462cm" svg:y2="11.778cm">
            <text:p/>
          </draw:line>
          <draw:line draw:style-name="gr2" draw:text-style-name="P1" draw:layer="layout" svg:x1="4.462cm" svg:y1="11.798cm" svg:x2="4.462cm" svg:y2="11.937cm">
            <text:p/>
          </draw:line>
          <draw:polyline draw:style-name="gr2" draw:text-style-name="P1" draw:layer="layout" svg:width="0.045cm" svg:height="0.214cm" svg:x="4.417cm" svg:y="11.574cm" svg:viewBox="0 0 46 215" draw:points="0,0 0,215 46,215">
            <text:p/>
          </draw:polyline>
          <draw:line draw:style-name="gr2" draw:text-style-name="P1" draw:layer="layout" svg:x1="4.417cm" svg:y1="11.341cm" svg:x2="4.417cm" svg:y2="11.555cm">
            <text:p/>
          </draw:line>
          <draw:polyline draw:style-name="gr2" draw:text-style-name="P1" draw:layer="layout" svg:width="0.521cm" svg:height="0.328cm" svg:x="3.896cm" svg:y="11.237cm" svg:viewBox="0 0 522 329" draw:points="0,0 0,329 522,329">
            <text:p/>
          </draw:polyline>
          <draw:polyline draw:style-name="gr2" draw:text-style-name="P1" draw:layer="layout" svg:width="0.199cm" svg:height="0.53cm" svg:x="3.697cm" svg:y="10.697cm" svg:viewBox="0 0 200 531" draw:points="0,0 0,531 200,531">
            <text:p/>
          </draw:polyline>
          <draw:polyline draw:style-name="gr2" draw:text-style-name="P1" draw:layer="layout" svg:width="0.109cm" svg:height="2.937cm" svg:x="10.155cm" svg:y="9.129cm" svg:viewBox="0 0 110 2938" draw:points="0,0 110,0 110,2938 0,2938">
            <text:p/>
          </draw:polyline>
          <draw:frame draw:style-name="gr27" draw:text-style-name="P7" draw:layer="layout" svg:width="1.281cm" svg:height="0.289cm" svg:x="4.889cm" svg:y="11.778cm">
            <draw:text-box>
              <text:p text:style-name="P3"><text:span text:style-name="T4"><text:s/></text:span><text:span text:style-name="T4">KY092477</text:span></text:p>
            </draw:text-box>
          </draw:frame>
          <draw:line draw:style-name="gr2" draw:text-style-name="P1" draw:layer="layout" svg:x1="3.33cm" svg:y1="10.687cm" svg:x2="3.697cm" svg:y2="10.687cm">
            <text:p/>
          </draw:line>
          <draw:polyline draw:style-name="gr2" draw:text-style-name="P1" draw:layer="layout" svg:width="0.109cm" svg:height="0.258cm" svg:x="7.847cm" svg:y="12.105cm" svg:viewBox="0 0 110 259" draw:points="0,0 110,0 110,259 0,259">
            <text:p/>
          </draw:polyline>
          <draw:frame draw:style-name="gr31" draw:text-style-name="P6" draw:layer="layout" svg:width="1.501cm" svg:height="0.268cm" svg:x="10.329cm" svg:y="10.444cm">
            <draw:text-box>
              <text:p text:style-name="P3"><text:span text:style-name="T3">Gau-Algesheim</text:span></text:p>
            </draw:text-box>
          </draw:frame>
          <draw:frame draw:style-name="gr32" draw:text-style-name="P6" draw:layer="layout" svg:width="3.418cm" svg:height="0.268cm" svg:x="8.021cm" svg:y="12.081cm">
            <draw:text-box>
              <text:p text:style-name="P3"><text:span text:style-name="T3">K126. Rab.DEU.LS.rabbit.FLI.2015</text:span></text:p>
            </draw:text-box>
          </draw:frame>
          <draw:line draw:style-name="gr2" draw:text-style-name="P1" draw:layer="layout" svg:x1="5.827cm" svg:y1="12.234cm" svg:x2="5.976cm" svg:y2="12.234cm">
            <text:p/>
          </draw:line>
          <draw:polyline draw:style-name="gr2" draw:text-style-name="P1" draw:layer="layout" svg:width="0.11cm" svg:height="0.258cm" svg:x="7.767cm" svg:y="12.403cm" svg:viewBox="0 0 111 259" draw:points="0,0 111,0 111,259 0,259">
            <text:p/>
          </draw:polyline>
          <draw:frame draw:style-name="gr27" draw:text-style-name="P7" draw:layer="layout" svg:width="1.281cm" svg:height="0.289cm" svg:x="6.309cm" svg:y="12.076cm">
            <draw:text-box>
              <text:p text:style-name="P3"><text:span text:style-name="T4"><text:s/></text:span><text:span text:style-name="T4">KY092468</text:span></text:p>
            </draw:text-box>
          </draw:frame>
          <draw:frame draw:style-name="gr32" draw:text-style-name="P6" draw:layer="layout" svg:width="3.418cm" svg:height="0.268cm" svg:x="7.942cm" svg:y="12.379cm">
            <draw:text-box>
              <text:p text:style-name="P3"><text:span text:style-name="T3">K145. Rab.DEU.LS.rabbit.FLI.2015</text:span></text:p>
            </draw:text-box>
          </draw:frame>
          <draw:line draw:style-name="gr2" draw:text-style-name="P1" draw:layer="layout" svg:x1="5.827cm" svg:y1="12.532cm" svg:x2="5.896cm" svg:y2="12.532cm">
            <text:p/>
          </draw:line>
          <draw:line draw:style-name="gr2" draw:text-style-name="P1" draw:layer="layout" svg:x1="5.817cm" svg:y1="12.234cm" svg:x2="5.817cm" svg:y2="12.373cm">
            <text:p/>
          </draw:line>
          <draw:line draw:style-name="gr2" draw:text-style-name="P1" draw:layer="layout" svg:x1="5.817cm" svg:y1="12.393cm" svg:x2="5.817cm" svg:y2="12.532cm">
            <text:p/>
          </draw:line>
          <draw:polyline draw:style-name="gr2" draw:text-style-name="P1" draw:layer="layout" svg:width="0.596cm" svg:height="0.213cm" svg:x="5.221cm" svg:y="12.383cm" svg:viewBox="0 0 597 214" draw:points="0,214 0,0 597,0">
            <text:p/>
          </draw:polyline>
          <draw:polyline draw:style-name="gr2" draw:text-style-name="P1" draw:layer="layout" svg:width="0.109cm" svg:height="0.258cm" svg:x="7.217cm" svg:y="12.7cm" svg:viewBox="0 0 110 259" draw:points="0,0 110,0 110,259 0,259">
            <text:p/>
          </draw:polyline>
          <draw:frame draw:style-name="gr27" draw:text-style-name="P7" draw:layer="layout" svg:width="1.281cm" svg:height="0.289cm" svg:x="6.229cm" svg:y="12.373cm">
            <draw:text-box>
              <text:p text:style-name="P3"><text:span text:style-name="T4"><text:s/></text:span><text:span text:style-name="T4">KY092469</text:span></text:p>
            </draw:text-box>
          </draw:frame>
          <draw:frame draw:style-name="gr32" draw:text-style-name="P6" draw:layer="layout" svg:width="3.418cm" svg:height="0.268cm" svg:x="7.391cm" svg:y="12.676cm">
            <draw:text-box>
              <text:p text:style-name="P3"><text:span text:style-name="T3">K147. Rab.DEU.LS.rabbit.FLI.2015</text:span></text:p>
            </draw:text-box>
          </draw:frame>
          <draw:line draw:style-name="gr2" draw:text-style-name="P1" draw:layer="layout" svg:x1="5.231cm" svg:y1="12.829cm" svg:x2="5.345cm" svg:y2="12.829cm">
            <text:p/>
          </draw:line>
          <draw:polyline draw:style-name="gr2" draw:text-style-name="P1" draw:layer="layout" svg:width="0.109cm" svg:height="0.853cm" svg:x="11.48cm" svg:y="12.105cm" svg:viewBox="0 0 110 854" draw:points="0,0 110,0 110,854 0,854">
            <text:p/>
          </draw:polyline>
          <draw:frame draw:style-name="gr27" draw:text-style-name="P7" draw:layer="layout" svg:width="1.281cm" svg:height="0.289cm" svg:x="5.678cm" svg:y="12.671cm">
            <draw:text-box>
              <text:p text:style-name="P3"><text:span text:style-name="T4"><text:s/></text:span><text:span text:style-name="T4">KY092470</text:span></text:p>
            </draw:text-box>
          </draw:frame>
          <draw:line draw:style-name="gr2" draw:text-style-name="P1" draw:layer="layout" svg:x1="5.221cm" svg:y1="12.616cm" svg:x2="5.221cm" svg:y2="12.829cm">
            <text:p/>
          </draw:line>
          <draw:line draw:style-name="gr2" draw:text-style-name="P1" draw:layer="layout" svg:x1="3.752cm" svg:y1="12.606cm" svg:x2="5.221cm" svg:y2="12.606cm">
            <text:p/>
          </draw:line>
          <draw:polyline draw:style-name="gr2" draw:text-style-name="P1" draw:layer="layout" svg:width="0.109cm" svg:height="0.258cm" svg:x="7.872cm" svg:y="12.998cm" svg:viewBox="0 0 110 259" draw:points="0,0 110,0 110,259 0,259">
            <text:p/>
          </draw:polyline>
          <draw:frame draw:style-name="gr31" draw:text-style-name="P6" draw:layer="layout" svg:width="1.657cm" svg:height="0.268cm" svg:x="11.654cm" svg:y="12.379cm">
            <draw:text-box>
              <text:p text:style-name="P3"><text:span text:style-name="T3">Wolfsburg Mörse</text:span></text:p>
            </draw:text-box>
          </draw:frame>
          <draw:frame draw:style-name="gr30" draw:text-style-name="P6" draw:layer="layout" svg:width="3.486cm" svg:height="0.268cm" svg:x="8.046cm" svg:y="12.974cm">
            <draw:text-box>
              <text:p text:style-name="P3"><text:span text:style-name="T3">K096. <text:s/>Rab.DEU.RP.rabbit.FLI.2015</text:span></text:p>
            </draw:text-box>
          </draw:frame>
          <draw:line draw:style-name="gr2" draw:text-style-name="P1" draw:layer="layout" svg:x1="5.916cm" svg:y1="13.127cm" svg:x2="6cm" svg:y2="13.127cm">
            <text:p/>
          </draw:line>
          <draw:polyline draw:style-name="gr2" draw:text-style-name="P1" draw:layer="layout" svg:width="0.109cm" svg:height="0.258cm" svg:x="7.822cm" svg:y="13.296cm" svg:viewBox="0 0 110 259" draw:points="0,0 110,0 110,259 0,259">
            <text:p/>
          </draw:polyline>
          <draw:frame draw:style-name="gr27" draw:text-style-name="P7" draw:layer="layout" svg:width="1.281cm" svg:height="0.289cm" svg:x="6.333cm" svg:y="12.968cm">
            <draw:text-box>
              <text:p text:style-name="P3"><text:span text:style-name="T4"><text:s/></text:span><text:span text:style-name="T4">KY092466</text:span></text:p>
            </draw:text-box>
          </draw:frame>
          <draw:frame draw:style-name="gr30" draw:text-style-name="P6" draw:layer="layout" svg:width="3.486cm" svg:height="0.268cm" svg:x="7.996cm" svg:y="13.271cm">
            <draw:text-box>
              <text:p text:style-name="P3"><text:span text:style-name="T3">K149. <text:s/>Rab.DEU.RP.rabbit.FLI.2016</text:span></text:p>
            </draw:text-box>
          </draw:frame>
          <draw:line draw:style-name="gr2" draw:text-style-name="P1" draw:layer="layout" svg:x1="5.916cm" svg:y1="13.425cm" svg:x2="5.951cm" svg:y2="13.425cm">
            <text:p/>
          </draw:line>
          <draw:line draw:style-name="gr2" draw:text-style-name="P1" draw:layer="layout" svg:x1="5.906cm" svg:y1="13.127cm" svg:x2="5.906cm" svg:y2="13.266cm">
            <text:p/>
          </draw:line>
          <draw:line draw:style-name="gr2" draw:text-style-name="P1" draw:layer="layout" svg:x1="5.906cm" svg:y1="13.286cm" svg:x2="5.906cm" svg:y2="13.425cm">
            <text:p/>
          </draw:line>
          <draw:polyline draw:style-name="gr2" draw:text-style-name="P1" draw:layer="layout" svg:width="0.045cm" svg:height="0.213cm" svg:x="5.861cm" svg:y="13.276cm" svg:viewBox="0 0 46 214" draw:points="0,214 0,0 46,0">
            <text:p/>
          </draw:polyline>
          <draw:polyline draw:style-name="gr2" draw:text-style-name="P1" draw:layer="layout" svg:width="0.109cm" svg:height="0.258cm" svg:x="7.733cm" svg:y="13.593cm" svg:viewBox="0 0 110 259" draw:points="0,0 110,0 110,259 0,259">
            <text:p/>
          </draw:polyline>
          <draw:frame draw:style-name="gr27" draw:text-style-name="P7" draw:layer="layout" svg:width="1.281cm" svg:height="0.289cm" svg:x="6.284cm" svg:y="13.266cm">
            <draw:text-box>
              <text:p text:style-name="P3"><text:span text:style-name="T4"><text:s/></text:span><text:span text:style-name="T4">KY092471</text:span></text:p>
            </draw:text-box>
          </draw:frame>
          <draw:frame draw:style-name="gr30" draw:text-style-name="P6" draw:layer="layout" svg:width="3.486cm" svg:height="0.268cm" svg:x="7.907cm" svg:y="13.569cm">
            <draw:text-box>
              <text:p text:style-name="P3"><text:span text:style-name="T3">K103. <text:s/>Rab.DEU.RP.rabbit.FLI.2015</text:span></text:p>
            </draw:text-box>
          </draw:frame>
          <draw:polyline draw:style-name="gr2" draw:text-style-name="P1" draw:layer="layout" svg:width="0.109cm" svg:height="0.853cm" svg:x="11.545cm" svg:y="12.998cm" svg:viewBox="0 0 110 854" draw:points="0,0 110,0 110,854 0,854">
            <text:p/>
          </draw:polyline>
          <draw:frame draw:style-name="gr27" draw:text-style-name="P7" draw:layer="layout" svg:width="1.281cm" svg:height="0.289cm" svg:x="6.195cm" svg:y="13.564cm">
            <draw:text-box>
              <text:p text:style-name="P3"><text:span text:style-name="T4"><text:s/></text:span><text:span text:style-name="T4">KY092459</text:span></text:p>
            </draw:text-box>
          </draw:frame>
          <draw:line draw:style-name="gr2" draw:text-style-name="P1" draw:layer="layout" svg:x1="5.861cm" svg:y1="13.509cm" svg:x2="5.861cm" svg:y2="13.722cm">
            <text:p/>
          </draw:line>
          <draw:line draw:style-name="gr2" draw:text-style-name="P1" draw:layer="layout" svg:x1="3.946cm" svg:y1="13.499cm" svg:x2="5.861cm" svg:y2="13.499cm">
            <text:p/>
          </draw:line>
          <draw:polyline draw:style-name="gr2" draw:text-style-name="P1" draw:layer="layout" svg:width="0.109cm" svg:height="0.258cm" svg:x="7.023cm" svg:y="13.891cm" svg:viewBox="0 0 110 259" draw:points="0,0 110,0 110,259 0,259">
            <text:p/>
          </draw:polyline>
          <draw:frame draw:style-name="gr31" draw:text-style-name="P6" draw:layer="layout" svg:width="1.501cm" svg:height="0.268cm" svg:x="11.719cm" svg:y="13.271cm">
            <draw:text-box>
              <text:p text:style-name="P3"><text:span text:style-name="T3">Gau-Algesheim</text:span></text:p>
            </draw:text-box>
          </draw:frame>
          <draw:frame draw:style-name="gr26" draw:text-style-name="P6" draw:layer="layout" svg:width="3.456cm" svg:height="0.268cm" svg:x="7.197cm" svg:y="13.867cm">
            <draw:text-box>
              <text:p text:style-name="P3"><text:span text:style-name="T3">K035. Rab.DEU.SH.rabbit.FLI.2015</text:span></text:p>
            </draw:text-box>
          </draw:frame>
          <draw:line draw:style-name="gr2" draw:text-style-name="P1" draw:layer="layout" svg:x1="4.819cm" svg:y1="14.02cm" svg:x2="5.152cm" svg:y2="14.02cm">
            <text:p/>
          </draw:line>
          <draw:polyline draw:style-name="gr2" draw:text-style-name="P1" draw:layer="layout" svg:width="0.109cm" svg:height="0.258cm" svg:x="7.038cm" svg:y="14.188cm" svg:viewBox="0 0 110 259" draw:points="0,0 110,0 110,259 0,259">
            <text:p/>
          </draw:polyline>
          <draw:frame draw:style-name="gr27" draw:text-style-name="P7" draw:layer="layout" svg:width="1.281cm" svg:height="0.289cm" svg:x="5.485cm" svg:y="13.861cm">
            <draw:text-box>
              <text:p text:style-name="P3"><text:span text:style-name="T4"><text:s/></text:span><text:span text:style-name="T4">KY092453</text:span></text:p>
            </draw:text-box>
          </draw:frame>
          <draw:frame draw:style-name="gr26" draw:text-style-name="P6" draw:layer="layout" svg:width="3.456cm" svg:height="0.268cm" svg:x="7.212cm" svg:y="14.164cm">
            <draw:text-box>
              <text:p text:style-name="P3"><text:span text:style-name="T3">K048. Rab.DEU.SH.rabbit.FLI.2015</text:span></text:p>
            </draw:text-box>
          </draw:frame>
          <draw:line draw:style-name="gr2" draw:text-style-name="P1" draw:layer="layout" svg:x1="4.983cm" svg:y1="14.317cm" svg:x2="5.167cm" svg:y2="14.317cm">
            <text:p/>
          </draw:line>
          <draw:polyline draw:style-name="gr2" draw:text-style-name="P1" draw:layer="layout" svg:width="0.109cm" svg:height="0.258cm" svg:x="6.939cm" svg:y="14.486cm" svg:viewBox="0 0 110 259" draw:points="0,0 110,0 110,259 0,259">
            <text:p/>
          </draw:polyline>
          <draw:frame draw:style-name="gr27" draw:text-style-name="P7" draw:layer="layout" svg:width="1.281cm" svg:height="0.289cm" svg:x="5.5cm" svg:y="14.159cm">
            <draw:text-box>
              <text:p text:style-name="P3"><text:span text:style-name="T4"><text:s/></text:span><text:span text:style-name="T4">KY092454</text:span></text:p>
            </draw:text-box>
          </draw:frame>
          <draw:frame draw:style-name="gr26" draw:text-style-name="P6" draw:layer="layout" svg:width="3.456cm" svg:height="0.268cm" svg:x="7.113cm" svg:y="14.462cm">
            <draw:text-box>
              <text:p text:style-name="P3"><text:span text:style-name="T3">K031. Rab.DEU.SH.rabbit.FLI.2015</text:span></text:p>
            </draw:text-box>
          </draw:frame>
          <draw:line draw:style-name="gr2" draw:text-style-name="P1" draw:layer="layout" svg:x1="4.983cm" svg:y1="14.615cm" svg:x2="5.067cm" svg:y2="14.615cm">
            <text:p/>
          </draw:line>
          <draw:line draw:style-name="gr2" draw:text-style-name="P1" draw:layer="layout" svg:x1="4.973cm" svg:y1="14.317cm" svg:x2="4.973cm" svg:y2="14.456cm">
            <text:p/>
          </draw:line>
          <draw:line draw:style-name="gr2" draw:text-style-name="P1" draw:layer="layout" svg:x1="4.973cm" svg:y1="14.476cm" svg:x2="4.973cm" svg:y2="14.615cm">
            <text:p/>
          </draw:line>
          <draw:polyline draw:style-name="gr2" draw:text-style-name="P1" draw:layer="layout" svg:width="0.035cm" svg:height="0.323cm" svg:x="4.938cm" svg:y="14.466cm" svg:viewBox="0 0 36 324" draw:points="0,324 0,0 36,0">
            <text:p/>
          </draw:polyline>
          <draw:polyline draw:style-name="gr2" draw:text-style-name="P1" draw:layer="layout" svg:width="0.109cm" svg:height="0.258cm" svg:x="7.063cm" svg:y="14.784cm" svg:viewBox="0 0 110 259" draw:points="0,0 110,0 110,259 0,259">
            <text:p/>
          </draw:polyline>
          <draw:frame draw:style-name="gr27" draw:text-style-name="P7" draw:layer="layout" svg:width="1.281cm" svg:height="0.289cm" svg:x="5.4cm" svg:y="14.456cm">
            <draw:text-box>
              <text:p text:style-name="P3"><text:span text:style-name="T4"><text:s/></text:span><text:span text:style-name="T4">KY092461</text:span></text:p>
            </draw:text-box>
          </draw:frame>
          <draw:frame draw:style-name="gr26" draw:text-style-name="P6" draw:layer="layout" svg:width="3.456cm" svg:height="0.268cm" svg:x="7.237cm" svg:y="14.759cm">
            <draw:text-box>
              <text:p text:style-name="P3"><text:span text:style-name="T3">K027. Rab.DEU.SH.rabbit.FLI.2015</text:span></text:p>
            </draw:text-box>
          </draw:frame>
          <draw:line draw:style-name="gr2" draw:text-style-name="P1" draw:layer="layout" svg:x1="5.008cm" svg:y1="14.913cm" svg:x2="5.191cm" svg:y2="14.913cm">
            <text:p/>
          </draw:line>
          <draw:polyline draw:style-name="gr2" draw:text-style-name="P1" draw:layer="layout" svg:width="0.11cm" svg:height="0.258cm" svg:x="6.963cm" svg:y="15.081cm" svg:viewBox="0 0 111 259" draw:points="0,0 111,0 111,259 0,259">
            <text:p/>
          </draw:polyline>
          <draw:frame draw:style-name="gr27" draw:text-style-name="P7" draw:layer="layout" svg:width="1.281cm" svg:height="0.289cm" svg:x="5.524cm" svg:y="14.754cm">
            <draw:text-box>
              <text:p text:style-name="P3"><text:span text:style-name="T4"><text:s/></text:span><text:span text:style-name="T4">KY092452</text:span></text:p>
            </draw:text-box>
          </draw:frame>
          <draw:frame draw:style-name="gr26" draw:text-style-name="P6" draw:layer="layout" svg:width="3.456cm" svg:height="0.268cm" svg:x="7.138cm" svg:y="15.057cm">
            <draw:text-box>
              <text:p text:style-name="P3"><text:span text:style-name="T3">K051. Rab.DEU.SH.rabbit.FLI.2015</text:span></text:p>
            </draw:text-box>
          </draw:frame>
          <draw:line draw:style-name="gr2" draw:text-style-name="P1" draw:layer="layout" svg:x1="5.057cm" svg:y1="15.21cm" svg:x2="5.092cm" svg:y2="15.21cm">
            <text:p/>
          </draw:line>
          <draw:polyline draw:style-name="gr2" draw:text-style-name="P1" draw:layer="layout" svg:width="0.11cm" svg:height="0.258cm" svg:x="6.963cm" svg:y="15.379cm" svg:viewBox="0 0 111 259" draw:points="0,0 111,0 111,259 0,259">
            <text:p/>
          </draw:polyline>
          <draw:frame draw:style-name="gr27" draw:text-style-name="P7" draw:layer="layout" svg:width="1.281cm" svg:height="0.289cm" svg:x="5.425cm" svg:y="15.052cm">
            <draw:text-box>
              <text:p text:style-name="P3"><text:span text:style-name="T4"><text:s/></text:span><text:span text:style-name="T4">KY092462</text:span></text:p>
            </draw:text-box>
          </draw:frame>
          <draw:frame draw:style-name="gr26" draw:text-style-name="P6" draw:layer="layout" svg:width="3.456cm" svg:height="0.268cm" svg:x="7.138cm" svg:y="15.355cm">
            <draw:text-box>
              <text:p text:style-name="P3"><text:span text:style-name="T3">K052. Rab.DEU.SH.rabbit.FLI.2015</text:span></text:p>
            </draw:text-box>
          </draw:frame>
          <draw:line draw:style-name="gr2" draw:text-style-name="P1" draw:layer="layout" svg:x1="5.057cm" svg:y1="15.508cm" svg:x2="5.092cm" svg:y2="15.508cm">
            <text:p/>
          </draw:line>
          <draw:line draw:style-name="gr2" draw:text-style-name="P1" draw:layer="layout" svg:x1="5.047cm" svg:y1="15.21cm" svg:x2="5.047cm" svg:y2="15.349cm">
            <text:p/>
          </draw:line>
          <draw:line draw:style-name="gr2" draw:text-style-name="P1" draw:layer="layout" svg:x1="5.047cm" svg:y1="15.369cm" svg:x2="5.047cm" svg:y2="15.508cm">
            <text:p/>
          </draw:line>
          <draw:polyline draw:style-name="gr2" draw:text-style-name="P1" draw:layer="layout" svg:width="0.049cm" svg:height="0.213cm" svg:x="4.998cm" svg:y="15.146cm" svg:viewBox="0 0 50 214" draw:points="0,0 0,214 50,214">
            <text:p/>
          </draw:polyline>
          <draw:line draw:style-name="gr2" draw:text-style-name="P1" draw:layer="layout" svg:x1="4.998cm" svg:y1="14.913cm" svg:x2="4.998cm" svg:y2="15.126cm">
            <text:p/>
          </draw:line>
          <draw:polyline draw:style-name="gr2" draw:text-style-name="P1" draw:layer="layout" svg:width="0.06cm" svg:height="0.328cm" svg:x="4.938cm" svg:y="14.808cm" svg:viewBox="0 0 61 329" draw:points="0,0 0,329 61,329">
            <text:p/>
          </draw:polyline>
          <draw:polyline draw:style-name="gr2" draw:text-style-name="P1" draw:layer="layout" svg:width="0.129cm" svg:height="0.382cm" svg:x="4.809cm" svg:y="14.417cm" svg:viewBox="0 0 130 383" draw:points="0,0 0,383 130,383">
            <text:p/>
          </draw:polyline>
          <draw:polyline draw:style-name="gr2" draw:text-style-name="P1" draw:layer="layout" svg:width="0.109cm" svg:height="1.746cm" svg:x="10.736cm" svg:y="13.891cm" svg:viewBox="0 0 110 1747" draw:points="0,0 110,0 110,1747 0,1747">
            <text:p/>
          </draw:polyline>
          <draw:frame draw:style-name="gr27" draw:text-style-name="P7" draw:layer="layout" svg:width="1.281cm" svg:height="0.289cm" svg:x="5.425cm" svg:y="15.349cm">
            <draw:text-box>
              <text:p text:style-name="P3"><text:span text:style-name="T4"><text:s/></text:span><text:span text:style-name="T4">KY092463</text:span></text:p>
            </draw:text-box>
          </draw:frame>
          <draw:line draw:style-name="gr2" draw:text-style-name="P1" draw:layer="layout" svg:x1="4.809cm" svg:y1="14.02cm" svg:x2="4.809cm" svg:y2="14.397cm">
            <text:p/>
          </draw:line>
          <draw:line draw:style-name="gr2" draw:text-style-name="P1" draw:layer="layout" svg:x1="3.946cm" svg:y1="14.407cm" svg:x2="4.809cm" svg:y2="14.407cm">
            <text:p/>
          </draw:line>
          <draw:line draw:style-name="gr2" draw:text-style-name="P1" draw:layer="layout" svg:x1="3.936cm" svg:y1="13.499cm" svg:x2="3.936cm" svg:y2="13.94cm">
            <text:p/>
          </draw:line>
          <draw:line draw:style-name="gr2" draw:text-style-name="P1" draw:layer="layout" svg:x1="3.936cm" svg:y1="13.96cm" svg:x2="3.936cm" svg:y2="14.407cm">
            <text:p/>
          </draw:line>
          <draw:polyline draw:style-name="gr2" draw:text-style-name="P1" draw:layer="layout" svg:width="0.194cm" svg:height="0.664cm" svg:x="3.742cm" svg:y="13.286cm" svg:viewBox="0 0 195 665" draw:points="0,0 0,665 195,665">
            <text:p/>
          </draw:polyline>
          <draw:line draw:style-name="gr2" draw:text-style-name="P1" draw:layer="layout" svg:x1="3.742cm" svg:y1="12.606cm" svg:x2="3.742cm" svg:y2="13.266cm">
            <text:p/>
          </draw:line>
          <draw:polyline draw:style-name="gr2" draw:text-style-name="P1" draw:layer="layout" svg:width="0.422cm" svg:height="1.285cm" svg:x="3.32cm" svg:y="11.991cm" svg:viewBox="0 0 423 1286" draw:points="0,0 0,1286 423,1286">
            <text:p/>
          </draw:polyline>
          <draw:line draw:style-name="gr2" draw:text-style-name="P1" draw:layer="layout" svg:x1="3.32cm" svg:y1="10.687cm" svg:x2="3.32cm" svg:y2="11.971cm">
            <text:p/>
          </draw:line>
          <draw:polyline draw:style-name="gr2" draw:text-style-name="P1" draw:layer="layout" svg:width="0.134cm" svg:height="2.177cm" svg:x="3.186cm" svg:y="9.804cm" svg:viewBox="0 0 135 2178" draw:points="0,0 0,2178 135,2178">
            <text:p/>
          </draw:polyline>
          <draw:polyline draw:style-name="gr2" draw:text-style-name="P1" draw:layer="layout" svg:width="0.601cm" svg:height="3.031cm" svg:x="2.585cm" svg:y="6.763cm" svg:viewBox="0 0 602 3032" draw:points="0,0 0,3032 602,3032">
            <text:p/>
          </draw:polyline>
          <draw:polyline draw:style-name="gr2" draw:text-style-name="P1" draw:layer="layout" svg:width="0.159cm" svg:height="12.202cm" svg:x="13.732cm" svg:y="3.435cm" svg:viewBox="0 0 160 12203" draw:points="0,0 160,0 160,12203 0,12203">
            <text:p/>
          </draw:polyline>
          <draw:frame draw:style-name="gr33" draw:text-style-name="P6" draw:layer="layout" svg:width="0.523cm" svg:height="0.268cm" svg:x="10.91cm" svg:y="14.611cm">
            <draw:text-box>
              <text:p text:style-name="P3"><text:span text:style-name="T3">Hohn</text:span></text:p>
            </draw:text-box>
          </draw:frame>
          <draw:line draw:style-name="gr2" draw:text-style-name="P1" draw:layer="layout" svg:x1="2.585cm" svg:y1="3.713cm" svg:x2="2.585cm" svg:y2="6.743cm">
            <text:p/>
          </draw:line>
          <draw:line draw:style-name="gr2" draw:text-style-name="P1" draw:layer="layout" svg:x1="0.684cm" svg:y1="6.753cm" svg:x2="2.585cm" svg:y2="6.753cm">
            <text:p/>
          </draw:line>
          <draw:line draw:style-name="gr2" draw:text-style-name="P1" draw:layer="layout" svg:x1="0.675cm" svg:y1="4.819cm" svg:x2="0.675cm" svg:y2="6.753cm">
            <text:p/>
          </draw:line>
          <draw:polyline draw:style-name="gr2" draw:text-style-name="P1" draw:layer="layout" svg:width="0.482cm" svg:height="5.773cm" svg:x="0.193cm" svg:y="4.809cm" svg:viewBox="0 0 483 5774" draw:points="0,5774 0,0 483,0">
            <text:p/>
          </draw:polyline>
          <draw:polyline draw:style-name="gr2" draw:text-style-name="P1" draw:layer="layout" svg:width="0.109cm" svg:height="0.258cm" svg:x="5.008cm" svg:y="15.676cm" svg:viewBox="0 0 110 259" draw:points="0,0 110,0 110,259 0,259">
            <text:p/>
          </draw:polyline>
          <draw:frame draw:style-name="gr34" draw:text-style-name="P4" draw:layer="layout" svg:width="0.62cm" svg:height="0.383cm" svg:x="13.981cm" svg:y="9.313cm">
            <draw:text-box>
              <text:p text:style-name="P3"><text:span text:style-name="T1">Rab</text:span></text:p>
            </draw:text-box>
          </draw:frame>
          <draw:frame draw:style-name="gr35" draw:text-style-name="P6" draw:layer="layout" svg:width="2.661cm" svg:height="0.268cm" svg:x="5.182cm" svg:y="15.652cm">
            <draw:text-box>
              <text:p text:style-name="P3"><text:span text:style-name="T3">Osh 205. 3g.KGZ.pig(*).CG</text:span></text:p>
            </draw:text-box>
          </draw:frame>
          <draw:line draw:style-name="gr2" draw:text-style-name="P1" draw:layer="layout" svg:x1="2.749cm" svg:y1="15.805cm" svg:x2="3.479cm" svg:y2="15.805cm">
            <text:p/>
          </draw:line>
          <draw:polyline draw:style-name="gr2" draw:text-style-name="P1" draw:layer="layout" svg:width="0.109cm" svg:height="0.258cm" svg:x="8.929cm" svg:y="15.974cm" svg:viewBox="0 0 110 259" draw:points="0,0 110,0 110,259 0,259">
            <text:p/>
          </draw:polyline>
          <draw:frame draw:style-name="gr7" draw:text-style-name="P7" draw:layer="layout" svg:width="1.268cm" svg:height="0.289cm" svg:x="3.489cm" svg:y="15.647cm">
            <draw:text-box>
              <text:p text:style-name="P3"><text:span text:style-name="T4"><text:s/></text:span><text:span text:style-name="T4">AF455784</text:span></text:p>
            </draw:text-box>
          </draw:frame>
          <draw:frame draw:style-name="gr36" draw:text-style-name="P6" draw:layer="layout" svg:width="3.355cm" svg:height="0.268cm" svg:x="9.103cm" svg:y="15.95cm">
            <draw:text-box>
              <text:p text:style-name="P3"><text:span text:style-name="T3">K081. 3g.DEU.NW.rabbit.FLI.2015</text:span></text:p>
            </draw:text-box>
          </draw:frame>
          <draw:line draw:style-name="gr2" draw:text-style-name="P1" draw:layer="layout" svg:x1="2.749cm" svg:y1="16.103cm" svg:x2="7.058cm" svg:y2="16.103cm">
            <text:p/>
          </draw:line>
          <draw:polyline draw:style-name="gr2" draw:text-style-name="P1" draw:layer="layout" svg:width="0.149cm" svg:height="0.556cm" svg:x="12.542cm" svg:y="15.676cm" svg:viewBox="0 0 150 557" draw:points="0,0 150,0 150,557 0,557">
            <text:p/>
          </draw:polyline>
          <draw:frame draw:style-name="gr27" draw:text-style-name="P7" draw:layer="layout" svg:width="1.281cm" svg:height="0.289cm" svg:x="7.391cm" svg:y="15.944cm">
            <draw:text-box>
              <text:p text:style-name="P3"><text:span text:style-name="T4"><text:s/></text:span><text:span text:style-name="T4">KY092465</text:span></text:p>
            </draw:text-box>
          </draw:frame>
          <draw:line draw:style-name="gr2" draw:text-style-name="P1" draw:layer="layout" svg:x1="2.739cm" svg:y1="15.805cm" svg:x2="2.739cm" svg:y2="15.944cm">
            <text:p/>
          </draw:line>
          <draw:line draw:style-name="gr2" draw:text-style-name="P1" draw:layer="layout" svg:x1="2.739cm" svg:y1="15.964cm" svg:x2="2.739cm" svg:y2="16.103cm">
            <text:p/>
          </draw:line>
          <draw:line draw:style-name="gr2" draw:text-style-name="P1" draw:layer="layout" svg:x1="1.682cm" svg:y1="15.954cm" svg:x2="2.739cm" svg:y2="15.954cm">
            <text:p/>
          </draw:line>
          <draw:polyline draw:style-name="gr2" draw:text-style-name="P1" draw:layer="layout" svg:width="0.109cm" svg:height="0.258cm" svg:x="5.023cm" svg:y="16.272cm" svg:viewBox="0 0 110 259" draw:points="0,0 110,0 110,259 0,259">
            <text:p/>
          </draw:polyline>
          <draw:frame draw:style-name="gr37" draw:text-style-name="P5" draw:layer="layout" svg:width="0.332cm" svg:height="0.366cm" svg:x="12.776cm" svg:y="15.746cm">
            <draw:text-box>
              <text:p text:style-name="P3"><text:span text:style-name="T2">3g</text:span></text:p>
            </draw:text-box>
          </draw:frame>
          <draw:frame draw:style-name="gr38" draw:text-style-name="P6" draw:layer="layout" svg:width="2.61cm" svg:height="0.268cm" svg:x="5.197cm" svg:y="16.247cm">
            <draw:text-box>
              <text:p text:style-name="P3"><text:span text:style-name="T3">swX07-E1. 3f.SWE.pig.CG</text:span></text:p>
            </draw:text-box>
          </draw:frame>
          <draw:line draw:style-name="gr2" draw:text-style-name="P1" draw:layer="layout" svg:x1="2.997cm" svg:y1="16.401cm" svg:x2="3.474cm" svg:y2="16.401cm">
            <text:p/>
          </draw:line>
          <draw:frame draw:style-name="gr39" draw:text-style-name="P7" draw:layer="layout" svg:width="1.297cm" svg:height="0.289cm" svg:x="3.484cm" svg:y="16.242cm">
            <draw:text-box>
              <text:p text:style-name="P3"><text:span text:style-name="T4"><text:s/></text:span><text:span text:style-name="T4">EU360977</text:span></text:p>
            </draw:text-box>
          </draw:frame>
          <draw:polygon draw:style-name="gr3" draw:text-style-name="P2" draw:layer="layout" svg:width="0.943cm" svg:height="0.595cm" svg:x="4.566cm" svg:y="16.569cm" svg:viewBox="0 0 944 596" draw:points="0,303 0,293 944,0 944,596">
            <text:p/>
          </draw:polygon>
          <draw:line draw:style-name="gr2" draw:text-style-name="P1" draw:layer="layout" svg:x1="3.618cm" svg:y1="16.867cm" svg:x2="4.556cm" svg:y2="16.867cm">
            <text:p/>
          </draw:line>
          <draw:frame draw:style-name="gr40" draw:text-style-name="P5" draw:layer="layout" svg:width="0.417cm" svg:height="0.366cm" svg:x="5.519cm" svg:y="16.659cm">
            <draw:text-box>
              <text:p text:style-name="P3"><text:span text:style-name="T2"><text:s/></text:span><text:span text:style-name="T2">3e</text:span></text:p>
            </draw:text-box>
          </draw:frame>
          <draw:polygon draw:style-name="gr3" draw:text-style-name="P2" draw:layer="layout" svg:width="1.111cm" svg:height="0.635cm" svg:x="3.946cm" svg:y="17.204cm" svg:viewBox="0 0 1112 636" draw:points="0,324 0,314 1112,0 1112,636">
            <text:p/>
          </draw:polygon>
          <draw:line draw:style-name="gr2" draw:text-style-name="P1" draw:layer="layout" svg:x1="3.618cm" svg:y1="17.522cm" svg:x2="3.936cm" svg:y2="17.522cm">
            <text:p/>
          </draw:line>
          <draw:line draw:style-name="gr2" draw:text-style-name="P1" draw:layer="layout" svg:x1="3.608cm" svg:y1="16.867cm" svg:x2="3.608cm" svg:y2="17.184cm">
            <text:p/>
          </draw:line>
          <draw:line draw:style-name="gr2" draw:text-style-name="P1" draw:layer="layout" svg:x1="3.608cm" svg:y1="17.204cm" svg:x2="3.608cm" svg:y2="17.522cm">
            <text:p/>
          </draw:line>
          <draw:polyline draw:style-name="gr2" draw:text-style-name="P1" draw:layer="layout" svg:width="0.62cm" svg:height="0.387cm" svg:x="2.988cm" svg:y="16.807cm" svg:viewBox="0 0 621 388" draw:points="0,0 0,388 621,388">
            <text:p/>
          </draw:polyline>
          <draw:line draw:style-name="gr2" draw:text-style-name="P1" draw:layer="layout" svg:x1="2.988cm" svg:y1="16.401cm" svg:x2="2.988cm" svg:y2="16.787cm">
            <text:p/>
          </draw:line>
          <draw:line draw:style-name="gr2" draw:text-style-name="P1" draw:layer="layout" svg:x1="1.682cm" svg:y1="16.797cm" svg:x2="2.988cm" svg:y2="16.797cm">
            <text:p/>
          </draw:line>
          <draw:polyline draw:style-name="gr2" draw:text-style-name="P1" draw:layer="layout" svg:width="0.159cm" svg:height="2.292cm" svg:x="13.277cm" svg:y="15.676cm" svg:viewBox="0 0 160 2293" draw:points="0,0 160,0 160,2293 0,2293">
            <text:p/>
          </draw:polyline>
          <draw:frame draw:style-name="gr41" draw:text-style-name="P5" draw:layer="layout" svg:width="0.357cm" svg:height="0.366cm" svg:x="5.068cm" svg:y="17.314cm">
            <draw:text-box>
              <text:p text:style-name="P3"><text:span text:style-name="T2"><text:s/></text:span><text:span text:style-name="T2">3f</text:span></text:p>
            </draw:text-box>
          </draw:frame>
          <draw:line draw:style-name="gr2" draw:text-style-name="P1" draw:layer="layout" svg:x1="1.672cm" svg:y1="15.954cm" svg:x2="1.672cm" svg:y2="16.366cm">
            <text:p/>
          </draw:line>
          <draw:line draw:style-name="gr2" draw:text-style-name="P1" draw:layer="layout" svg:x1="1.672cm" svg:y1="16.386cm" svg:x2="1.672cm" svg:y2="16.797cm">
            <text:p/>
          </draw:line>
          <draw:line draw:style-name="gr2" draw:text-style-name="P1" draw:layer="layout" svg:x1="0.203cm" svg:y1="16.376cm" svg:x2="1.672cm" svg:y2="16.376cm">
            <text:p/>
          </draw:line>
          <draw:line draw:style-name="gr2" draw:text-style-name="P1" draw:layer="layout" svg:x1="0.193cm" svg:y1="10.602cm" svg:x2="0.193cm" svg:y2="16.376cm">
            <text:p/>
          </draw:line>
          <draw:path draw:style-name="gr42" draw:text-style-name="P2" draw:layer="layout" svg:width="0.224cm" svg:height="0.223cm" svg:x="5.665cm" svg:y="7.331cm" svg:viewBox="0 0 225 224" svg:d="M225 112c0-62-50-112-112-112s-113 50-113 112 51 112 113 112 112-50 112-112z">
            <text:p/>
          </draw:path>
          <draw:path draw:style-name="gr42" draw:text-style-name="P2" draw:layer="layout" svg:width="0.223cm" svg:height="0.223cm" svg:x="5.447cm" svg:y="7.629cm" svg:viewBox="0 0 224 224" svg:d="M224 112c0-62-50-112-111-112-62 0-113 50-113 112s51 112 113 112c61 0 111-50 111-112z">
            <text:p/>
          </draw:path>
          <draw:path draw:style-name="gr42" draw:text-style-name="P2" draw:layer="layout" svg:width="0.224cm" svg:height="0.224cm" svg:x="5.402cm" svg:y="7.926cm" svg:viewBox="0 0 225 225" svg:d="M225 112c0-62-50-112-112-112-63 0-113 50-113 112s50 113 113 113c62 0 112-51 112-113z">
            <text:p/>
          </draw:path>
          <draw:path draw:style-name="gr42" draw:text-style-name="P2" draw:layer="layout" svg:width="0.224cm" svg:height="0.223cm" svg:x="5.283cm" svg:y="8.224cm" svg:viewBox="0 0 225 224" svg:d="M225 112c0-62-51-112-113-112s-112 50-112 112 50 112 112 112 113-50 113-112z">
            <text:p/>
          </draw:path>
          <draw:path draw:style-name="gr42" draw:text-style-name="P2" draw:layer="layout" svg:width="0.223cm" svg:height="0.223cm" svg:x="5.328cm" svg:y="8.522cm" svg:viewBox="0 0 224 224" svg:d="M224 112c0-62-50-112-112-112s-112 50-112 112 50 112 112 112 112-50 112-112z">
            <text:p/>
          </draw:path>
          <draw:path draw:style-name="gr42" draw:text-style-name="P2" draw:layer="layout" svg:width="0.224cm" svg:height="0.223cm" svg:x="4.31cm" svg:y="9.117cm" svg:viewBox="0 0 225 224" svg:d="M225 111c0-61-50-111-112-111s-113 50-113 111c0 63 51 113 113 113s112-50 112-113z">
            <text:p/>
          </draw:path>
          <draw:path draw:style-name="gr42" draw:text-style-name="P2" draw:layer="layout" svg:width="0.224cm" svg:height="0.224cm" svg:x="4.171cm" svg:y="9.414cm" svg:viewBox="0 0 225 225" svg:d="M225 113c0-63-50-113-113-113-62 0-112 50-112 113 0 62 50 112 112 112 63 0 113-50 113-112z">
            <text:p/>
          </draw:path>
          <draw:path draw:style-name="gr42" draw:text-style-name="P2" draw:layer="layout" svg:width="0.224cm" svg:height="0.223cm" svg:x="4.171cm" svg:y="9.712cm" svg:viewBox="0 0 225 224" svg:d="M225 112c0-62-50-112-113-112-62 0-112 50-112 112 0 61 50 112 112 112 63 0 113-51 113-112z">
            <text:p/>
          </draw:path>
          <draw:path draw:style-name="gr42" draw:text-style-name="P2" draw:layer="layout" svg:width="0.224cm" svg:height="0.223cm" svg:x="4.325cm" svg:y="10.01cm" svg:viewBox="0 0 225 224" svg:d="M225 111c0-61-50-111-112-111s-113 50-113 111c0 63 51 113 113 113s112-50 112-113z">
            <text:p/>
          </draw:path>
          <draw:path draw:style-name="gr42" draw:text-style-name="P2" draw:layer="layout" svg:width="0.223cm" svg:height="0.223cm" svg:x="4.34cm" svg:y="10.307cm" svg:viewBox="0 0 224 224" svg:d="M224 113c0-63-50-113-111-113-62 0-113 50-113 113 0 61 51 111 113 111 61 0 111-50 111-111z">
            <text:p/>
          </draw:path>
          <draw:path draw:style-name="gr42" draw:text-style-name="P2" draw:layer="layout" svg:width="0.223cm" svg:height="0.223cm" svg:x="4.529cm" svg:y="10.605cm" svg:viewBox="0 0 224 224" svg:d="M224 111c0-61-50-111-112-111-61 0-112 50-112 111 0 62 51 113 112 113 62 0 112-51 112-113z">
            <text:p/>
          </draw:path>
          <draw:path draw:style-name="gr42" draw:text-style-name="P2" draw:layer="layout" svg:width="0.224cm" svg:height="0.224cm" svg:x="4.429cm" svg:y="10.902cm" svg:viewBox="0 0 225 225" svg:d="M225 112c0-62-50-112-113-112-62 0-112 50-112 112 0 63 50 113 112 113 63 0 113-50 113-113z">
            <text:p/>
          </draw:path>
          <draw:path draw:style-name="gr42" draw:text-style-name="P2" draw:layer="layout" svg:width="0.224cm" svg:height="0.223cm" svg:x="4.702cm" svg:y="11.2cm" svg:viewBox="0 0 225 224" svg:d="M225 113c0-63-50-113-112-113-63 0-113 50-113 113 0 61 50 111 113 111 62 0 112-50 112-111z">
            <text:p/>
          </draw:path>
          <draw:path draw:style-name="gr42" draw:text-style-name="P2" draw:layer="layout" svg:width="0.223cm" svg:height="0.223cm" svg:x="4.554cm" svg:y="11.498cm" svg:viewBox="0 0 224 224" svg:d="M224 111c0-61-50-111-112-111-61 0-112 50-112 111 0 62 51 113 112 113 62 0 112-51 112-113z">
            <text:p/>
          </draw:path>
          <draw:path draw:style-name="gr42" draw:text-style-name="P2" draw:layer="layout" svg:width="0.223cm" svg:height="0.223cm" svg:x="4.648cm" svg:y="11.795cm" svg:viewBox="0 0 224 224" svg:d="M224 112c0-62-50-112-112-112s-112 50-112 112 50 112 112 112 112-50 112-112z">
            <text:p/>
          </draw:path>
          <draw:path draw:style-name="gr42" draw:text-style-name="P2" draw:layer="layout" svg:width="0.224cm" svg:height="0.223cm" svg:x="6.067cm" svg:y="12.093cm" svg:viewBox="0 0 225 224" svg:d="M225 112c0-62-50-112-112-112-63 0-113 50-113 112s50 112 113 112c62 0 112-50 112-112z">
            <text:p/>
          </draw:path>
          <draw:path draw:style-name="gr42" draw:text-style-name="P2" draw:layer="layout" svg:width="0.223cm" svg:height="0.224cm" svg:x="5.988cm" svg:y="12.39cm" svg:viewBox="0 0 224 225" svg:d="M224 112c0-62-50-112-112-112s-112 50-112 112 50 113 112 113 112-51 112-113z">
            <text:p/>
          </draw:path>
          <draw:path draw:style-name="gr42" draw:text-style-name="P2" draw:layer="layout" svg:width="0.223cm" svg:height="0.223cm" svg:x="5.437cm" svg:y="12.688cm" svg:viewBox="0 0 224 224" svg:d="M224 112c0-62-50-112-111-112-62 0-113 50-113 112s51 112 113 112c61 0 111-50 111-112z">
            <text:p/>
          </draw:path>
          <draw:path draw:style-name="gr42" draw:text-style-name="P2" draw:layer="layout" svg:width="0.224cm" svg:height="0.223cm" svg:x="6.092cm" svg:y="12.986cm" svg:viewBox="0 0 225 224" svg:d="M225 112c0-62-50-112-112-112s-113 50-113 112 51 112 113 112 112-50 112-112z">
            <text:p/>
          </draw:path>
          <draw:path draw:style-name="gr42" draw:text-style-name="P2" draw:layer="layout" svg:width="0.223cm" svg:height="0.223cm" svg:x="6.043cm" svg:y="13.283cm" svg:viewBox="0 0 224 224" svg:d="M224 112c0-62-50-112-112-112s-112 50-112 112c0 61 50 112 112 112s112-51 112-112z">
            <text:p/>
          </draw:path>
          <draw:path draw:style-name="gr42" draw:text-style-name="P2" draw:layer="layout" svg:width="0.224cm" svg:height="0.223cm" svg:x="5.953cm" svg:y="13.581cm" svg:viewBox="0 0 225 224" svg:d="M225 111c0-61-51-111-113-111s-112 50-112 111c0 63 50 113 112 113s113-50 113-113z">
            <text:p/>
          </draw:path>
          <draw:path draw:style-name="gr42" draw:text-style-name="P2" draw:layer="layout" svg:width="0.224cm" svg:height="0.224cm" svg:x="5.243cm" svg:y="13.878cm" svg:viewBox="0 0 225 225" svg:d="M225 113c0-63-51-113-113-113s-112 50-112 113c0 62 50 112 112 112s113-50 113-112z">
            <text:p/>
          </draw:path>
          <draw:path draw:style-name="gr42" draw:text-style-name="P2" draw:layer="layout" svg:width="0.224cm" svg:height="0.223cm" svg:x="5.258cm" svg:y="14.176cm" svg:viewBox="0 0 225 224" svg:d="M225 112c0-62-51-112-113-112s-112 50-112 112c0 61 50 112 112 112s113-51 113-112z">
            <text:p/>
          </draw:path>
          <draw:path draw:style-name="gr42" draw:text-style-name="P2" draw:layer="layout" svg:width="0.223cm" svg:height="0.223cm" svg:x="5.159cm" svg:y="14.474cm" svg:viewBox="0 0 224 224" svg:d="M224 111c0-61-50-111-111-111-63 0-113 50-113 111 0 63 50 113 113 113 61 0 111-50 111-113z">
            <text:p/>
          </draw:path>
          <draw:path draw:style-name="gr42" draw:text-style-name="P2" draw:layer="layout" svg:width="0.224cm" svg:height="0.223cm" svg:x="5.283cm" svg:y="14.771cm" svg:viewBox="0 0 225 224" svg:d="M225 113c0-63-51-113-113-113s-112 50-112 113c0 61 50 111 112 111s113-50 113-111z">
            <text:p/>
          </draw:path>
          <draw:path draw:style-name="gr42" draw:text-style-name="P2" draw:layer="layout" svg:width="0.223cm" svg:height="0.223cm" svg:x="5.184cm" svg:y="15.069cm" svg:viewBox="0 0 224 224" svg:d="M224 111c0-61-50-111-111-111-63 0-113 50-113 111 0 62 50 113 113 113 61 0 111-51 111-113z">
            <text:p/>
          </draw:path>
          <draw:path draw:style-name="gr42" draw:text-style-name="P2" draw:layer="layout" svg:width="0.223cm" svg:height="0.224cm" svg:x="5.184cm" svg:y="15.366cm" svg:viewBox="0 0 224 225" svg:d="M224 112c0-62-50-112-111-112-63 0-113 50-113 112 0 63 50 113 113 113 61 0 111-50 111-113z">
            <text:p/>
          </draw:path>
          <draw:path draw:style-name="gr42" draw:text-style-name="P2" draw:layer="layout" svg:width="0.223cm" svg:height="0.223cm" svg:x="7.15cm" svg:y="15.962cm" svg:viewBox="0 0 224 224" svg:d="M224 111c0-61-50-111-112-111s-112 50-112 111c0 62 50 113 112 113s112-51 112-113z">
            <text:p/>
          </draw:path>
          <draw:frame draw:style-name="gr43" draw:text-style-name="P4" draw:layer="layout" svg:width="0.717cm" svg:height="0.383cm" svg:x="13.526cm" svg:y="16.6cm">
            <draw:text-box>
              <text:p text:style-name="P3"><text:span text:style-name="T1">3feg</text:span></text:p>
            </draw:text-box>
          </draw:frame>
          <draw:frame draw:style-name="gr44" draw:text-style-name="P8" draw:layer="layout" svg:width="0.408cm" svg:height="0.217cm" svg:x="11.617cm" svg:y="7.224cm">
            <draw:text-box>
              <text:p text:style-name="P3"><text:span text:style-name="T5">1 0 0</text:span></text:p>
            </draw:text-box>
          </draw:frame>
          <draw:frame draw:style-name="gr45" draw:text-style-name="P8" draw:layer="layout" svg:width="0.256cm" svg:height="0.217cm" svg:x="5.574cm" svg:y="13.246cm">
            <draw:text-box>
              <text:p text:style-name="P3"><text:span text:style-name="T5">9 9</text:span></text:p>
            </draw:text-box>
          </draw:frame>
          <draw:frame draw:style-name="gr45" draw:text-style-name="P8" draw:layer="layout" svg:width="0.256cm" svg:height="0.217cm" svg:x="4.904cm" svg:y="8.583cm">
            <draw:text-box>
              <text:p text:style-name="P3"><text:span text:style-name="T5">7 3</text:span></text:p>
            </draw:text-box>
          </draw:frame>
          <draw:frame draw:style-name="gr45" draw:text-style-name="P8" draw:layer="layout" svg:width="0.256cm" svg:height="0.217cm" svg:x="5.529cm" svg:y="12.13cm">
            <draw:text-box>
              <text:p text:style-name="P3"><text:span text:style-name="T5">8 8</text:span></text:p>
            </draw:text-box>
          </draw:frame>
          <draw:frame draw:style-name="gr45" draw:text-style-name="P8" draw:layer="layout" svg:width="0.256cm" svg:height="0.217cm" svg:x="4.983cm" svg:y="4.055cm">
            <draw:text-box>
              <text:p text:style-name="P3"><text:span text:style-name="T5">8 4</text:span></text:p>
            </draw:text-box>
          </draw:frame>
          <draw:frame draw:style-name="gr45" draw:text-style-name="P8" draw:layer="layout" svg:width="0.256cm" svg:height="0.217cm" svg:x="4.869cm" svg:y="8.36cm">
            <draw:text-box>
              <text:p text:style-name="P3"><text:span text:style-name="T5">9 4</text:span></text:p>
            </draw:text-box>
          </draw:frame>
          <draw:frame draw:style-name="gr45" draw:text-style-name="P8" draw:layer="layout" svg:width="0.256cm" svg:height="0.217cm" svg:x="4.934cm" svg:y="4.278cm">
            <draw:text-box>
              <text:p text:style-name="P3"><text:span text:style-name="T5">5 4</text:span></text:p>
            </draw:text-box>
          </draw:frame>
          <draw:frame draw:style-name="gr45" draw:text-style-name="P8" draw:layer="layout" svg:width="0.256cm" svg:height="0.217cm" svg:x="4.884cm" svg:y="4.536cm">
            <draw:text-box>
              <text:p text:style-name="P3"><text:span text:style-name="T5">9 6</text:span></text:p>
            </draw:text-box>
          </draw:frame>
          <draw:frame draw:style-name="gr45" draw:text-style-name="P8" draw:layer="layout" svg:width="0.256cm" svg:height="0.217cm" svg:x="4.174cm" svg:y="11.857cm">
            <draw:text-box>
              <text:p text:style-name="P3"><text:span text:style-name="T5">8 0</text:span></text:p>
            </draw:text-box>
          </draw:frame>
          <draw:frame draw:style-name="gr45" draw:text-style-name="P8" draw:layer="layout" svg:width="0.256cm" svg:height="0.217cm" svg:x="3.792cm" svg:y="9.302cm">
            <draw:text-box>
              <text:p text:style-name="P3"><text:span text:style-name="T5">9 2</text:span></text:p>
            </draw:text-box>
          </draw:frame>
          <draw:frame draw:style-name="gr45" draw:text-style-name="P8" draw:layer="layout" svg:width="0.256cm" svg:height="0.217cm" svg:x="4.76cm" svg:y="15.428cm">
            <draw:text-box>
              <text:p text:style-name="P3"><text:span text:style-name="T5">7 4</text:span></text:p>
            </draw:text-box>
          </draw:frame>
          <draw:frame draw:style-name="gr45" draw:text-style-name="P8" draw:layer="layout" svg:width="0.256cm" svg:height="0.217cm" svg:x="4.651cm" svg:y="14.867cm">
            <draw:text-box>
              <text:p text:style-name="P3"><text:span text:style-name="T5">6 9</text:span></text:p>
            </draw:text-box>
          </draw:frame>
          <draw:frame draw:style-name="gr45" draw:text-style-name="P8" draw:layer="layout" svg:width="0.256cm" svg:height="0.217cm" svg:x="4.13cm" svg:y="11.634cm">
            <draw:text-box>
              <text:p text:style-name="P3"><text:span text:style-name="T5">9 7</text:span></text:p>
            </draw:text-box>
          </draw:frame>
          <draw:frame draw:style-name="gr45" draw:text-style-name="P8" draw:layer="layout" svg:width="0.256cm" svg:height="0.217cm" svg:x="3.673cm" svg:y="9.6cm">
            <draw:text-box>
              <text:p text:style-name="P3"><text:span text:style-name="T5">6 3</text:span></text:p>
            </draw:text-box>
          </draw:frame>
          <draw:frame draw:style-name="gr45" draw:text-style-name="P8" draw:layer="layout" svg:width="0.256cm" svg:height="0.217cm" svg:x="4.522cm" svg:y="14.476cm">
            <draw:text-box>
              <text:p text:style-name="P3"><text:span text:style-name="T5">9 5</text:span></text:p>
            </draw:text-box>
          </draw:frame>
          <draw:frame draw:style-name="gr45" draw:text-style-name="P8" draw:layer="layout" svg:width="0.256cm" svg:height="0.217cm" svg:x="4.934cm" svg:y="12.353cm">
            <draw:text-box>
              <text:p text:style-name="P3"><text:span text:style-name="T5">9 5</text:span></text:p>
            </draw:text-box>
          </draw:frame>
          <draw:frame draw:style-name="gr45" draw:text-style-name="P8" draw:layer="layout" svg:width="0.256cm" svg:height="0.217cm" svg:x="4.437cm" svg:y="4.813cm">
            <draw:text-box>
              <text:p text:style-name="P3"><text:span text:style-name="T5">9 5</text:span></text:p>
            </draw:text-box>
          </draw:frame>
          <draw:frame draw:style-name="gr45" draw:text-style-name="P8" draw:layer="layout" svg:width="0.256cm" svg:height="0.217cm" svg:x="3.723cm" svg:y="10.642cm">
            <draw:text-box>
              <text:p text:style-name="P3"><text:span text:style-name="T5">6 5</text:span></text:p>
            </draw:text-box>
          </draw:frame>
          <draw:frame draw:style-name="gr45" draw:text-style-name="P8" draw:layer="layout" svg:width="0.256cm" svg:height="0.217cm" svg:x="3.564cm" svg:y="9.898cm">
            <draw:text-box>
              <text:p text:style-name="P3"><text:span text:style-name="T5">6 5</text:span></text:p>
            </draw:text-box>
          </draw:frame>
          <draw:frame draw:style-name="gr45" draw:text-style-name="P8" draw:layer="layout" svg:width="0.256cm" svg:height="0.217cm" svg:x="4.279cm" svg:y="16.613cm">
            <draw:text-box>
              <text:p text:style-name="P3"><text:span text:style-name="T5">6 6</text:span></text:p>
            </draw:text-box>
          </draw:frame>
          <draw:frame draw:style-name="gr45" draw:text-style-name="P8" draw:layer="layout" svg:width="0.256cm" svg:height="0.217cm" svg:x="4.586cm" svg:y="7.368cm">
            <draw:text-box>
              <text:p text:style-name="P3"><text:span text:style-name="T5">5 3</text:span></text:p>
            </draw:text-box>
          </draw:frame>
          <draw:frame draw:style-name="gr45" draw:text-style-name="P8" draw:layer="layout" svg:width="0.256cm" svg:height="0.217cm" svg:x="4.393cm" svg:y="8.023cm">
            <draw:text-box>
              <text:p text:style-name="P3"><text:span text:style-name="T5">9 6</text:span></text:p>
            </draw:text-box>
          </draw:frame>
          <draw:frame draw:style-name="gr45" draw:text-style-name="P8" draw:layer="layout" svg:width="0.256cm" svg:height="0.217cm" svg:x="3.41cm" svg:y="10.433cm">
            <draw:text-box>
              <text:p text:style-name="P3"><text:span text:style-name="T5">7 5</text:span></text:p>
            </draw:text-box>
          </draw:frame>
          <draw:frame draw:style-name="gr45" draw:text-style-name="P8" draw:layer="layout" svg:width="0.256cm" svg:height="0.217cm" svg:x="3.658cm" svg:y="17.591cm">
            <draw:text-box>
              <text:p text:style-name="P3"><text:span text:style-name="T5">5 1</text:span></text:p>
            </draw:text-box>
          </draw:frame>
          <draw:frame draw:style-name="gr45" draw:text-style-name="P8" draw:layer="layout" svg:width="0.256cm" svg:height="0.217cm" svg:x="4.189cm" svg:y="6.311cm">
            <draw:text-box>
              <text:p text:style-name="P3"><text:span text:style-name="T5">7 0</text:span></text:p>
            </draw:text-box>
          </draw:frame>
          <draw:frame draw:style-name="gr45" draw:text-style-name="P8" draw:layer="layout" svg:width="0.256cm" svg:height="0.217cm" svg:x="2.7cm" svg:y="16.866cm">
            <draw:text-box>
              <text:p text:style-name="P3"><text:span text:style-name="T5">8 3</text:span></text:p>
            </draw:text-box>
          </draw:frame>
          <draw:frame draw:style-name="gr45" draw:text-style-name="P8" draw:layer="layout" svg:width="0.256cm" svg:height="0.217cm" svg:x="3.484cm" svg:y="3.459cm">
            <draw:text-box>
              <text:p text:style-name="P3"><text:span text:style-name="T5">6 6</text:span></text:p>
            </draw:text-box>
          </draw:frame>
          <draw:frame draw:style-name="gr45" draw:text-style-name="P8" draw:layer="layout" svg:width="0.256cm" svg:height="0.217cm" svg:x="2.452cm" svg:y="15.701cm">
            <draw:text-box>
              <text:p text:style-name="P3"><text:span text:style-name="T5">6 7</text:span></text:p>
            </draw:text-box>
          </draw:frame>
          <draw:frame draw:style-name="gr45" draw:text-style-name="P8" draw:layer="layout" svg:width="0.256cm" svg:height="0.217cm" svg:x="2.298cm" svg:y="6.822cm">
            <draw:text-box>
              <text:p text:style-name="P3"><text:span text:style-name="T5">5 3</text:span></text:p>
            </draw:text-box>
          </draw:frame>
          <draw:frame draw:style-name="gr45" draw:text-style-name="P8" draw:layer="layout" svg:width="0.256cm" svg:height="0.217cm" svg:x="1.385cm" svg:y="16.445cm">
            <draw:text-box>
              <text:p text:style-name="P3"><text:span text:style-name="T5">7 8</text:span></text:p>
            </draw:text-box>
          </draw:frame>
          <draw:frame draw:style-name="gr45" draw:text-style-name="P8" draw:layer="layout" svg:width="0.256cm" svg:height="0.217cm" svg:x="2.933cm" svg:y="2.72cm">
            <draw:text-box>
              <text:p text:style-name="P3"><text:span text:style-name="T5">7 5</text:span></text:p>
            </draw:text-box>
          </draw:frame>
          <draw:frame draw:style-name="gr45" draw:text-style-name="P8" draw:layer="layout" svg:width="0.256cm" svg:height="0.217cm" svg:x="1.544cm" svg:y="2.616cm">
            <draw:text-box>
              <text:p text:style-name="P3"><text:span text:style-name="T5">7 3</text:span></text:p>
            </draw:text-box>
          </draw:frame>
          <draw:line draw:style-name="gr46" draw:text-style-name="P1" draw:layer="layout" svg:x1="1.186cm" svg:y1="18.33cm" svg:x2="4.273cm" svg:y2="18.33cm">
            <text:p/>
          </draw:line>
          <draw:line draw:style-name="gr46" draw:text-style-name="P1" draw:layer="layout" svg:x1="1.186cm" svg:y1="18.251cm" svg:x2="1.186cm" svg:y2="18.409cm">
            <text:p/>
          </draw:line>
          <draw:line draw:style-name="gr46" draw:text-style-name="P1" draw:layer="layout" svg:x1="4.273cm" svg:y1="18.251cm" svg:x2="4.273cm" svg:y2="18.409cm">
            <text:p/>
          </draw:line>
          <draw:frame draw:style-name="gr45" draw:text-style-name="P8" draw:layer="layout" svg:width="0.256cm" svg:height="0.217cm" svg:x="4.02cm" svg:y="1.079cm">
            <draw:text-box>
              <text:p text:style-name="P3"><text:span text:style-name="T5">7 3</text:span></text:p>
            </draw:text-box>
          </draw:frame>
          <draw:frame draw:style-name="gr47" draw:text-style-name="P6" draw:layer="layout" svg:width="0.307cm" svg:height="0.251cm" svg:x="2.581cm" svg:y="18.427cm">
            <draw:text-box>
              <text:p text:style-name="P3"><text:span text:style-name="T3">0.2</text:span></text:p>
            </draw:text-box>
          </draw:frame>
          <draw:line draw:style-name="gr48" draw:text-style-name="P1" draw:layer="layout" svg:x1="8.489cm" svg:y1="7.163cm" svg:x2="12.023cm" svg:y2="7.16cm">
            <text:p/>
          </draw:line>
          <draw:frame draw:style-name="gr49" draw:text-style-name="P9" draw:layer="layout" svg:width="1cm" svg:height="1.115cm" svg:x="8.1cm" svg:y="6.786cm">
            <draw:text-box>
              <text:p><text:span text:style-name="T6">//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style:line-height-at-least="1.058cm" fo:text-align="justify" fo:text-indent="0cm" style:text-autospace="ideograph-alpha"/>
      <style:text-properties fo:color="#000000" fo:font-size="12pt" fo:language="en" fo:country="US" style:font-size-asian="12pt" style:language-asian="de" style:country-asian="DE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M_5f_Tablecaption" style:display-name="M_Tablecaption" style:family="graphic">
      <style:paragraph-properties fo:margin-left="0cm" fo:margin-right="0cm" fo:margin-top="0.746cm" fo:margin-bottom="0cm" style:line-height-at-least="1.058cm" fo:text-align="center" fo:text-indent="0cm" style:text-autospace="ideograph-alpha"/>
      <style:text-properties fo:color="#000000" fo:font-size="12pt" fo:language="en" fo:country="US" style:font-size-asian="12pt" style:language-asian="de" style:country-asian="DE" style:font-name-complex="Times New Roman1" style:font-family-complex="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14.8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7T12:31:25.451000000</meta:creation-date>
    <dc:date>2016-11-10T14:07:02.056000000</dc:date>
    <meta:editing-duration>PT16H17M14S</meta:editing-duration>
    <meta:editing-cycles>50</meta:editing-cycles>
    <meta:generator>LibreOffice/5.2.2.2$Windows_x86 LibreOffice_project/8f96e87c890bf8fa77463cd4b640a2312823f3ad</meta:generator>
    <meta:document-statistic meta:object-count="410"/>
  </office:meta>
</office:document-meta>
</file>